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G Times" svg:font-family="'CG 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a1" style:family="table">
      <style:table-properties style:width="15.402cm" fo:margin-left="-0.123cm" table:align="left"/>
    </style:style>
    <style:style style:name="Tabla1.A" style:family="table-column">
      <style:table-column-properties style:column-width="7.692cm"/>
    </style:style>
    <style:style style:name="Tabla1.B" style:family="table-column">
      <style:table-column-properties style:column-width="7.71cm"/>
    </style:style>
    <style:style style:name="Tabla1.A1" style:family="table-cell">
      <style:table-cell-properties fo:background-color="#ffffff" fo:padding-left="0.123cm" fo:padding-right="0.123cm" fo:padding-top="0cm" fo:padding-bottom="0cm" fo:border="none" style:writing-mode="lr-tb">
        <style:background-image/>
      </style:table-cell-properties>
    </style:style>
    <style:style style:name="Tabla1.A2" style:family="table-cell">
      <style:table-cell-properties fo:padding-left="0.123cm" fo:padding-right="0.123cm" fo:padding-top="0cm" fo:padding-bottom="0cm" fo:border="none" style:writing-mode="lr-tb"/>
    </style:style>
    <style:style style:name="Tabla1.B2" style:family="table-cell">
      <style:table-cell-properties fo:padding-left="0.123cm" fo:padding-right="0.123cm" fo:padding-top="0cm" fo:padding-bottom="0cm" fo:border="none" style:writing-mode="lr-tb"/>
    </style:style>
    <style:style style:name="Tabla1.B3" style:family="table-cell">
      <style:table-cell-properties fo:padding-left="0.123cm" fo:padding-right="0.123cm" fo:padding-top="0cm" fo:padding-bottom="0cm" fo:border="none" style:writing-mode="lr-tb"/>
    </style:style>
    <style:style style:name="Tabla1.A4" style:family="table-cell">
      <style:table-cell-properties fo:padding-left="0.123cm" fo:padding-right="0.123cm" fo:padding-top="0cm" fo:padding-bottom="0cm" fo:border="none" style:writing-mode="lr-tb"/>
    </style:style>
    <style:style style:name="Tabla1.B4" style:family="table-cell">
      <style:table-cell-properties fo:padding-left="0.123cm" fo:padding-right="0.123cm" fo:padding-top="0cm" fo:padding-bottom="0cm" fo:border="none" style:writing-mode="lr-tb"/>
    </style:style>
    <style:style style:name="P1" style:family="paragraph" style:parent-style-name="Normal">
      <style:paragraph-properties fo:margin-left="0.501cm" fo:margin-right="0cm" fo:text-align="justify" style:justify-single-word="false" fo:text-indent="-0.501cm" style:auto-text-indent="false">
        <style:tab-stops>
          <style:tab-stop style:position="-1.771cm"/>
        </style:tab-stops>
      </style:paragraph-properties>
      <style:text-properties style:font-name="Arial" fo:letter-spacing="-0.005cm" fo:font-weight="bold" style:font-weight-asian="bold"/>
    </style:style>
    <style:style style:name="P2" style:family="paragraph" style:parent-style-name="Normal">
      <style:paragraph-properties fo:margin-left="0.501cm" fo:margin-right="0cm" fo:text-align="justify" style:justify-single-word="false" fo:text-indent="-0.501cm" style:auto-text-indent="false">
        <style:tab-stops>
          <style:tab-stop style:position="-1.771cm"/>
        </style:tab-stops>
      </style:paragraph-properties>
    </style:style>
    <style:style style:name="P3" style:family="paragraph" style:parent-style-name="Normal">
      <loext:graphic-properties draw:fill="solid" draw:fill-color="#d9d9d9" draw:opacity="100%"/>
      <style:paragraph-properties fo:margin-left="0cm" fo:margin-right="-0.044cm" fo:text-align="center" style:justify-single-word="false" fo:hyphenation-ladder-count="no-limit" fo:text-indent="0cm" style:auto-text-indent="false" fo:background-color="#d9d9d9" fo:padding-left="0cm" fo:padding-right="0cm" fo:padding-top="0.035cm" fo:padding-bottom="0.035cm" fo:border="0.99pt solid #000000" style:shadow="none">
        <style:tab-stops>
          <style:tab-stop style:position="-2.081cm"/>
          <style:tab-stop style:position="-0.811cm"/>
          <style:tab-stop style:position="0.459cm"/>
          <style:tab-stop style:position="1.556cm"/>
          <style:tab-stop style:position="1.78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 style:position="33.479cm"/>
        </style:tab-stops>
      </style:paragraph-properties>
      <style:text-properties style:font-name="Tahoma" fo:font-size="16pt" fo:letter-spacing="-0.005cm" fo:font-weight="bold" style:font-size-asian="16pt" style:font-weight-asian="bold" style:font-name-complex="Tahoma" style:font-size-complex="16pt" fo:hyphenate="false" loext:hyphenation-no-caps="false"/>
    </style:style>
    <style:style style:name="P4" style:family="paragraph" style:parent-style-name="Normal">
      <loext:graphic-properties draw:fill="solid" draw:fill-color="#d9d9d9" draw:opacity="100%"/>
      <style:paragraph-properties fo:margin-left="0cm" fo:margin-right="-0.044cm" fo:text-align="center" style:justify-single-word="false" fo:hyphenation-ladder-count="no-limit" fo:text-indent="0cm" style:auto-text-indent="false" fo:background-color="#d9d9d9" fo:padding-left="0cm" fo:padding-right="0cm" fo:padding-top="0.035cm" fo:padding-bottom="0.035cm" fo:border="0.99pt solid #000000" style:shadow="none">
        <style:tab-stops>
          <style:tab-stop style:position="-2.081cm"/>
          <style:tab-stop style:position="-0.811cm"/>
          <style:tab-stop style:position="0.459cm"/>
          <style:tab-stop style:position="1.556cm"/>
          <style:tab-stop style:position="1.78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 style:position="33.479cm"/>
        </style:tab-stops>
      </style:paragraph-properties>
      <style:text-properties style:font-name="CG Times" fo:font-size="8pt" fo:letter-spacing="-0.005cm" style:font-size-asian="8pt" style:font-size-complex="8pt" fo:hyphenate="false" loext:hyphenation-no-caps="false"/>
    </style:style>
    <style:style style:name="P5" style:family="paragraph" style:parent-style-name="Normal">
      <style:paragraph-properties fo:margin-left="0cm" fo:margin-right="-0.044cm" fo:text-align="justify" style:justify-single-word="false" fo:hyphenation-ladder-count="no-limit" fo:text-indent="0cm" style:auto-text-indent="false">
        <style:tab-stops>
          <style:tab-stop style:position="-2.081cm"/>
          <style:tab-stop style:position="-0.811cm"/>
          <style:tab-stop style:position="0.459cm"/>
          <style:tab-stop style:position="1.556cm"/>
          <style:tab-stop style:position="1.78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 style:position="33.479cm"/>
        </style:tab-stops>
      </style:paragraph-properties>
      <style:text-properties style:font-name="CG Times" fo:letter-spacing="-0.005cm" fo:hyphenate="false" loext:hyphenation-no-caps="false"/>
    </style:style>
    <style:style style:name="P6" style:family="paragraph" style:parent-style-name="Normal">
      <style:paragraph-properties fo:margin-left="0cm" fo:margin-right="-0.044cm" fo:text-align="justify" style:justify-single-word="false" fo:hyphenation-ladder-count="no-limit" fo:text-indent="0cm" style:auto-text-indent="false">
        <style:tab-stops>
          <style:tab-stop style:position="-2.081cm"/>
          <style:tab-stop style:position="-0.811cm"/>
          <style:tab-stop style:position="0.459cm"/>
          <style:tab-stop style:position="1.556cm"/>
          <style:tab-stop style:position="1.78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 style:position="33.479cm"/>
        </style:tab-stops>
      </style:paragraph-properties>
      <style:text-properties fo:letter-spacing="-0.005cm" fo:font-weight="bold" style:font-weight-asian="bold" fo:hyphenate="false" loext:hyphenation-no-caps="false"/>
    </style:style>
    <style:style style:name="P7" style:family="paragraph" style:parent-style-name="Normal">
      <style:paragraph-properties fo:margin-left="0cm" fo:margin-right="-0.044cm" fo:text-align="justify" style:justify-single-word="false" fo:hyphenation-ladder-count="no-limit" fo:text-indent="0cm" style:auto-text-indent="false">
        <style:tab-stops>
          <style:tab-stop style:position="-2.081cm"/>
          <style:tab-stop style:position="-0.811cm"/>
          <style:tab-stop style:position="0.459cm"/>
          <style:tab-stop style:position="1.556cm"/>
          <style:tab-stop style:position="1.78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 style:position="33.479cm"/>
        </style:tab-stops>
      </style:paragraph-properties>
      <style:text-properties fo:letter-spacing="-0.005cm" fo:hyphenate="false" loext:hyphenation-no-caps="false"/>
    </style:style>
    <style:style style:name="P8" style:family="paragraph" style:parent-style-name="Normal">
      <style:paragraph-properties fo:margin-left="0cm" fo:margin-right="-0.044cm" fo:text-align="justify" style:justify-single-word="false" fo:hyphenation-ladder-count="no-limit" fo:text-indent="0cm" style:auto-text-indent="false">
        <style:tab-stops>
          <style:tab-stop style:position="-2.081cm"/>
          <style:tab-stop style:position="-0.811cm"/>
          <style:tab-stop style:position="0.459cm"/>
          <style:tab-stop style:position="1.556cm"/>
          <style:tab-stop style:position="1.78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 style:position="33.479cm"/>
        </style:tab-stops>
      </style:paragraph-properties>
      <style:text-properties fo:letter-spacing="-0.005cm" fo:font-style="italic" style:font-style-asian="italic" fo:hyphenate="false" loext:hyphenation-no-caps="false"/>
    </style:style>
    <style:style style:name="P9" style:family="paragraph" style:parent-style-name="Normal">
      <style:paragraph-properties fo:margin-left="0cm" fo:margin-right="-0.044cm" fo:text-align="justify" style:justify-single-word="false" fo:hyphenation-ladder-count="no-limit" fo:text-indent="0cm" style:auto-text-indent="false">
        <style:tab-stops>
          <style:tab-stop style:position="-2.081cm"/>
          <style:tab-stop style:position="-0.811cm"/>
          <style:tab-stop style:position="0.459cm"/>
          <style:tab-stop style:position="1.556cm"/>
          <style:tab-stop style:position="1.78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 style:position="33.479cm"/>
        </style:tab-stops>
      </style:paragraph-properties>
      <style:text-properties fo:hyphenate="false" loext:hyphenation-no-caps="false"/>
    </style:style>
    <style:style style:name="P10" style:family="paragraph" style:parent-style-name="Normal">
      <style:paragraph-properties fo:margin-left="0cm" fo:margin-right="-0.044cm" fo:text-align="justify" style:justify-single-word="false" fo:hyphenation-ladder-count="no-limit" fo:text-indent="0cm" style:auto-text-indent="false">
        <style:tab-stops>
          <style:tab-stop style:position="-2.081cm"/>
          <style:tab-stop style:position="-0.811cm"/>
          <style:tab-stop style:position="0.459cm"/>
          <style:tab-stop style:position="1.556cm"/>
          <style:tab-stop style:position="1.78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 style:position="33.479cm"/>
        </style:tab-stops>
      </style:paragraph-properties>
      <style:text-properties officeooo:paragraph-rsid="00080401" fo:hyphenate="false" loext:hyphenation-no-caps="false"/>
    </style:style>
    <style:style style:name="P11" style:family="paragraph" style:parent-style-name="Normal">
      <style:paragraph-properties fo:margin-left="1cm" fo:margin-right="-0.044cm" fo:text-align="justify" style:justify-single-word="false" fo:hyphenation-ladder-count="no-limit" fo:text-indent="0cm" style:auto-text-indent="false">
        <style:tab-stops>
          <style:tab-stop style:position="-3.082cm"/>
          <style:tab-stop style:position="-1.812cm"/>
          <style:tab-stop style:position="-0.542cm"/>
          <style:tab-stop style:position="0.556cm"/>
          <style:tab-stop style:position="0.78cm"/>
          <style:tab-stop style:position="3.268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fo:hyphenate="false" loext:hyphenation-no-caps="false"/>
    </style:style>
    <style:style style:name="P12" style:family="paragraph" style:parent-style-name="Normal">
      <style:paragraph-properties fo:margin-left="1cm" fo:margin-right="-0.044cm" fo:text-align="justify" style:justify-single-word="false" fo:hyphenation-ladder-count="no-limit" fo:text-indent="0cm" style:auto-text-indent="false">
        <style:tab-stops>
          <style:tab-stop style:position="-3.082cm"/>
          <style:tab-stop style:position="-1.812cm"/>
          <style:tab-stop style:position="-0.542cm"/>
          <style:tab-stop style:position="0.556cm"/>
          <style:tab-stop style:position="0.78cm"/>
          <style:tab-stop style:position="3.268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style:font-name="CG Times" fo:letter-spacing="-0.005cm" fo:font-style="italic" style:font-style-asian="italic" fo:hyphenate="false" loext:hyphenation-no-caps="false"/>
    </style:style>
    <style:style style:name="P13" style:family="paragraph" style:parent-style-name="Normal">
      <style:paragraph-properties fo:margin-left="1cm" fo:margin-right="-0.044cm" fo:text-align="justify" style:justify-single-word="false" fo:hyphenation-ladder-count="no-limit" fo:text-indent="0cm" style:auto-text-indent="false">
        <style:tab-stops>
          <style:tab-stop style:position="-3.082cm"/>
          <style:tab-stop style:position="-1.812cm"/>
          <style:tab-stop style:position="-0.542cm"/>
          <style:tab-stop style:position="0.556cm"/>
          <style:tab-stop style:position="0.78cm"/>
          <style:tab-stop style:position="3.268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fo:letter-spacing="-0.005cm" fo:font-style="italic" style:font-style-asian="italic" fo:hyphenate="false" loext:hyphenation-no-caps="false"/>
    </style:style>
    <style:style style:name="P14" style:family="paragraph" style:parent-style-name="Normal">
      <style:paragraph-properties fo:margin-left="1cm" fo:margin-right="-0.044cm" fo:text-align="justify" style:justify-single-word="false" fo:hyphenation-ladder-count="no-limit" fo:text-indent="0cm" style:auto-text-indent="false">
        <style:tab-stops>
          <style:tab-stop style:position="-3.082cm"/>
          <style:tab-stop style:position="-1.812cm"/>
          <style:tab-stop style:position="-0.542cm"/>
          <style:tab-stop style:position="0.556cm"/>
          <style:tab-stop style:position="0.78cm"/>
          <style:tab-stop style:position="3.268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fo:letter-spacing="-0.005cm" fo:hyphenate="false" loext:hyphenation-no-caps="false"/>
    </style:style>
    <style:style style:name="P15" style:family="paragraph" style:parent-style-name="Texto_20_independiente">
      <style:paragraph-properties fo:margin-left="1cm" fo:margin-right="-0.044cm" fo:text-indent="0cm" style:auto-text-indent="false">
        <style:tab-stops>
          <style:tab-stop style:position="-3.082cm"/>
          <style:tab-stop style:position="-1.812cm"/>
          <style:tab-stop style:position="-0.542cm"/>
          <style:tab-stop style:position="0.31cm"/>
          <style:tab-stop style:position="1.998cm"/>
          <style:tab-stop style:position="3.544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style:font-name="Times New Roman" fo:language="en" fo:country="GB"/>
    </style:style>
    <style:style style:name="P16" style:family="paragraph" style:parent-style-name="Texto_20_independiente">
      <style:paragraph-properties fo:margin-left="1cm" fo:margin-right="-0.044cm" fo:text-indent="0cm" style:auto-text-indent="false">
        <style:tab-stops>
          <style:tab-stop style:position="-3.082cm"/>
          <style:tab-stop style:position="-1.812cm"/>
          <style:tab-stop style:position="-0.542cm"/>
          <style:tab-stop style:position="0.31cm"/>
          <style:tab-stop style:position="1.998cm"/>
          <style:tab-stop style:position="3.544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style:font-name="Times New Roman" fo:language="en" fo:country="GB" officeooo:rsid="00080401" officeooo:paragraph-rsid="00080401"/>
    </style:style>
    <style:style style:name="P17" style:family="paragraph" style:parent-style-name="Texto_20_independiente">
      <style:paragraph-properties fo:margin-left="1cm" fo:margin-right="-0.044cm" fo:text-indent="0cm" style:auto-text-indent="false">
        <style:tab-stops>
          <style:tab-stop style:position="-3.082cm"/>
          <style:tab-stop style:position="-1.812cm"/>
          <style:tab-stop style:position="-0.542cm"/>
          <style:tab-stop style:position="0.31cm"/>
          <style:tab-stop style:position="1.998cm"/>
          <style:tab-stop style:position="3.544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style:font-name="Times New Roman" fo:language="en" fo:country="GB" officeooo:rsid="00080401" officeooo:paragraph-rsid="00080401" fo:background-color="#ffff00"/>
    </style:style>
    <style:style style:name="P18" style:family="paragraph" style:parent-style-name="Texto_20_independiente">
      <style:paragraph-properties fo:margin-left="1cm" fo:margin-right="-0.044cm" fo:text-indent="0cm" style:auto-text-indent="false">
        <style:tab-stops>
          <style:tab-stop style:position="-3.082cm"/>
          <style:tab-stop style:position="-1.812cm"/>
          <style:tab-stop style:position="-0.542cm"/>
          <style:tab-stop style:position="0.31cm"/>
          <style:tab-stop style:position="1.998cm"/>
          <style:tab-stop style:position="3.544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officeooo:paragraph-rsid="00080401"/>
    </style:style>
    <style:style style:name="P19" style:family="paragraph" style:parent-style-name="Texto_20_independiente">
      <style:paragraph-properties fo:margin-left="1cm" fo:margin-right="-0.044cm" fo:text-indent="0cm" style:auto-text-indent="false">
        <style:tab-stops>
          <style:tab-stop style:position="-3.082cm"/>
          <style:tab-stop style:position="-1.812cm"/>
          <style:tab-stop style:position="-0.542cm"/>
          <style:tab-stop style:position="0.31cm"/>
          <style:tab-stop style:position="1.998cm"/>
          <style:tab-stop style:position="3.544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officeooo:rsid="00080401" officeooo:paragraph-rsid="00080401"/>
    </style:style>
    <style:style style:name="P20" style:family="paragraph" style:parent-style-name="Normal">
      <style:paragraph-properties fo:margin-left="1.097cm" fo:margin-right="-0.044cm" fo:text-align="justify" style:justify-single-word="false" fo:hyphenation-ladder-count="no-limit" fo:text-indent="-1.097cm" style:auto-text-indent="false">
        <style:tab-stops>
          <style:tab-stop style:position="-3.179cm"/>
          <style:tab-stop style:position="-1.909cm"/>
          <style:tab-stop style:position="-0.639cm"/>
          <style:tab-stop style:position="0.459cm"/>
          <style:tab-stop style:position="0.683cm"/>
          <style:tab-stop style:position="3.171cm"/>
          <style:tab-stop style:position="4.441cm"/>
          <style:tab-stop style:position="5.711cm"/>
          <style:tab-stop style:position="6.981cm"/>
          <style:tab-stop style:position="8.251cm"/>
          <style:tab-stop style:position="9.521cm"/>
          <style:tab-stop style:position="10.791cm"/>
          <style:tab-stop style:position="12.061cm"/>
          <style:tab-stop style:position="13.331cm"/>
          <style:tab-stop style:position="14.601cm"/>
          <style:tab-stop style:position="15.871cm"/>
          <style:tab-stop style:position="17.141cm"/>
          <style:tab-stop style:position="18.411cm"/>
          <style:tab-stop style:position="19.681cm"/>
          <style:tab-stop style:position="20.951cm"/>
          <style:tab-stop style:position="22.221cm"/>
          <style:tab-stop style:position="23.491cm"/>
          <style:tab-stop style:position="24.761cm"/>
          <style:tab-stop style:position="26.031cm"/>
          <style:tab-stop style:position="27.301cm"/>
          <style:tab-stop style:position="28.571cm"/>
          <style:tab-stop style:position="29.841cm"/>
          <style:tab-stop style:position="31.111cm"/>
          <style:tab-stop style:position="32.381cm"/>
        </style:tab-stops>
      </style:paragraph-properties>
      <style:text-properties fo:letter-spacing="-0.005cm" fo:hyphenate="false" loext:hyphenation-no-caps="false"/>
    </style:style>
    <style:style style:name="P21" style:family="paragraph" style:parent-style-name="Normal">
      <style:paragraph-properties fo:margin-left="2cm" fo:margin-right="-0.044cm" fo:text-align="justify" style:justify-single-word="false" fo:hyphenation-ladder-count="no-limit" fo:text-indent="0cm" style:auto-text-indent="false">
        <style:tab-stops>
          <style:tab-stop style:position="-4.082cm"/>
          <style:tab-stop style:position="-2.812cm"/>
          <style:tab-stop style:position="-1.542cm"/>
          <style:tab-stop style:position="-0.445cm"/>
          <style:tab-stop style:position="-0.22cm"/>
          <style:tab-stop style:position="2.268cm"/>
          <style:tab-stop style:position="3.538cm"/>
          <style:tab-stop style:position="4.808cm"/>
          <style:tab-stop style:position="6.078cm"/>
          <style:tab-stop style:position="7.348cm"/>
          <style:tab-stop style:position="8.618cm"/>
          <style:tab-stop style:position="9.888cm"/>
          <style:tab-stop style:position="11.158cm"/>
          <style:tab-stop style:position="12.428cm"/>
          <style:tab-stop style:position="13.698cm"/>
          <style:tab-stop style:position="14.968cm"/>
          <style:tab-stop style:position="16.238cm"/>
          <style:tab-stop style:position="17.508cm"/>
          <style:tab-stop style:position="18.778cm"/>
          <style:tab-stop style:position="20.048cm"/>
          <style:tab-stop style:position="21.318cm"/>
          <style:tab-stop style:position="22.588cm"/>
          <style:tab-stop style:position="23.858cm"/>
          <style:tab-stop style:position="25.128cm"/>
          <style:tab-stop style:position="26.398cm"/>
          <style:tab-stop style:position="27.668cm"/>
          <style:tab-stop style:position="28.938cm"/>
          <style:tab-stop style:position="30.208cm"/>
          <style:tab-stop style:position="31.478cm"/>
        </style:tab-stops>
      </style:paragraph-properties>
      <style:text-properties fo:hyphenate="false" loext:hyphenation-no-caps="false"/>
    </style:style>
    <style:style style:name="P22" style:family="paragraph" style:parent-style-name="Normal">
      <style:paragraph-properties fo:margin-left="2cm" fo:margin-right="-0.044cm" fo:text-align="justify" style:justify-single-word="false" fo:hyphenation-ladder-count="no-limit" fo:text-indent="0cm" style:auto-text-indent="false">
        <style:tab-stops>
          <style:tab-stop style:position="-4.082cm"/>
          <style:tab-stop style:position="-2.812cm"/>
          <style:tab-stop style:position="-1.542cm"/>
          <style:tab-stop style:position="-0.445cm"/>
          <style:tab-stop style:position="-0.22cm"/>
          <style:tab-stop style:position="2.268cm"/>
          <style:tab-stop style:position="3.538cm"/>
          <style:tab-stop style:position="4.808cm"/>
          <style:tab-stop style:position="6.078cm"/>
          <style:tab-stop style:position="7.348cm"/>
          <style:tab-stop style:position="8.618cm"/>
          <style:tab-stop style:position="9.888cm"/>
          <style:tab-stop style:position="11.158cm"/>
          <style:tab-stop style:position="12.428cm"/>
          <style:tab-stop style:position="13.698cm"/>
          <style:tab-stop style:position="14.968cm"/>
          <style:tab-stop style:position="16.238cm"/>
          <style:tab-stop style:position="17.508cm"/>
          <style:tab-stop style:position="18.778cm"/>
          <style:tab-stop style:position="20.048cm"/>
          <style:tab-stop style:position="21.318cm"/>
          <style:tab-stop style:position="22.588cm"/>
          <style:tab-stop style:position="23.858cm"/>
          <style:tab-stop style:position="25.128cm"/>
          <style:tab-stop style:position="26.398cm"/>
          <style:tab-stop style:position="27.668cm"/>
          <style:tab-stop style:position="28.938cm"/>
          <style:tab-stop style:position="30.208cm"/>
          <style:tab-stop style:position="31.478cm"/>
        </style:tab-stops>
      </style:paragraph-properties>
      <style:text-properties fo:font-size="11pt" fo:letter-spacing="-0.005cm" fo:font-style="italic" style:font-size-asian="11pt" style:font-style-asian="italic" fo:hyphenate="false" loext:hyphenation-no-caps="false"/>
    </style:style>
    <style:style style:name="P23" style:family="paragraph" style:parent-style-name="Normal">
      <style:paragraph-properties fo:margin-left="2cm" fo:margin-right="-0.044cm" fo:text-align="justify" style:justify-single-word="false" fo:hyphenation-ladder-count="no-limit" fo:text-indent="0cm" style:auto-text-indent="false">
        <style:tab-stops>
          <style:tab-stop style:position="-4.082cm"/>
          <style:tab-stop style:position="-2.812cm"/>
          <style:tab-stop style:position="-1.542cm"/>
          <style:tab-stop style:position="-0.445cm"/>
          <style:tab-stop style:position="-0.22cm"/>
          <style:tab-stop style:position="2.268cm"/>
          <style:tab-stop style:position="3.538cm"/>
          <style:tab-stop style:position="4.808cm"/>
          <style:tab-stop style:position="6.078cm"/>
          <style:tab-stop style:position="7.348cm"/>
          <style:tab-stop style:position="8.618cm"/>
          <style:tab-stop style:position="9.888cm"/>
          <style:tab-stop style:position="11.158cm"/>
          <style:tab-stop style:position="12.428cm"/>
          <style:tab-stop style:position="13.698cm"/>
          <style:tab-stop style:position="14.968cm"/>
          <style:tab-stop style:position="16.238cm"/>
          <style:tab-stop style:position="17.508cm"/>
          <style:tab-stop style:position="18.778cm"/>
          <style:tab-stop style:position="20.048cm"/>
          <style:tab-stop style:position="21.318cm"/>
          <style:tab-stop style:position="22.588cm"/>
          <style:tab-stop style:position="23.858cm"/>
          <style:tab-stop style:position="25.128cm"/>
          <style:tab-stop style:position="26.398cm"/>
          <style:tab-stop style:position="27.668cm"/>
          <style:tab-stop style:position="28.938cm"/>
          <style:tab-stop style:position="30.208cm"/>
          <style:tab-stop style:position="31.478cm"/>
        </style:tab-stops>
      </style:paragraph-properties>
      <style:text-properties fo:letter-spacing="-0.005cm" fo:hyphenate="false" loext:hyphenation-no-caps="false"/>
    </style:style>
    <style:style style:name="P24" style:family="paragraph" style:parent-style-name="Normal">
      <style:paragraph-properties fo:margin-left="2cm" fo:margin-right="-0.044cm" fo:text-align="justify" style:justify-single-word="false" fo:hyphenation-ladder-count="no-limit" fo:text-indent="-1.097cm" style:auto-text-indent="false">
        <style:tab-stops>
          <style:tab-stop style:position="-4.082cm"/>
          <style:tab-stop style:position="-2.812cm"/>
          <style:tab-stop style:position="-1.542cm"/>
          <style:tab-stop style:position="-0.445cm"/>
          <style:tab-stop style:position="-0.22cm"/>
          <style:tab-stop style:position="2.268cm"/>
          <style:tab-stop style:position="3.538cm"/>
          <style:tab-stop style:position="4.808cm"/>
          <style:tab-stop style:position="6.078cm"/>
          <style:tab-stop style:position="7.348cm"/>
          <style:tab-stop style:position="8.618cm"/>
          <style:tab-stop style:position="9.888cm"/>
          <style:tab-stop style:position="11.158cm"/>
          <style:tab-stop style:position="12.428cm"/>
          <style:tab-stop style:position="13.698cm"/>
          <style:tab-stop style:position="14.968cm"/>
          <style:tab-stop style:position="16.238cm"/>
          <style:tab-stop style:position="17.508cm"/>
          <style:tab-stop style:position="18.778cm"/>
          <style:tab-stop style:position="20.048cm"/>
          <style:tab-stop style:position="21.318cm"/>
          <style:tab-stop style:position="22.588cm"/>
          <style:tab-stop style:position="23.858cm"/>
          <style:tab-stop style:position="25.128cm"/>
          <style:tab-stop style:position="26.398cm"/>
          <style:tab-stop style:position="27.668cm"/>
          <style:tab-stop style:position="28.938cm"/>
          <style:tab-stop style:position="30.208cm"/>
          <style:tab-stop style:position="31.478cm"/>
        </style:tab-stops>
      </style:paragraph-properties>
      <style:text-properties fo:letter-spacing="-0.005cm" fo:font-style="italic" style:font-style-asian="italic" fo:hyphenate="false" loext:hyphenation-no-caps="false"/>
    </style:style>
    <style:style style:name="P25" style:family="paragraph" style:parent-style-name="Normal">
      <style:paragraph-properties fo:margin-left="2cm" fo:margin-right="-0.044cm" fo:text-align="justify" style:justify-single-word="false" fo:hyphenation-ladder-count="no-limit" fo:text-indent="-1.097cm" style:auto-text-indent="false">
        <style:tab-stops>
          <style:tab-stop style:position="-4.082cm"/>
          <style:tab-stop style:position="-2.812cm"/>
          <style:tab-stop style:position="-1.542cm"/>
          <style:tab-stop style:position="-0.445cm"/>
          <style:tab-stop style:position="-0.22cm"/>
          <style:tab-stop style:position="2.268cm"/>
          <style:tab-stop style:position="3.538cm"/>
          <style:tab-stop style:position="4.808cm"/>
          <style:tab-stop style:position="6.078cm"/>
          <style:tab-stop style:position="7.348cm"/>
          <style:tab-stop style:position="8.618cm"/>
          <style:tab-stop style:position="9.888cm"/>
          <style:tab-stop style:position="11.158cm"/>
          <style:tab-stop style:position="12.428cm"/>
          <style:tab-stop style:position="13.698cm"/>
          <style:tab-stop style:position="14.968cm"/>
          <style:tab-stop style:position="16.238cm"/>
          <style:tab-stop style:position="17.508cm"/>
          <style:tab-stop style:position="18.778cm"/>
          <style:tab-stop style:position="20.048cm"/>
          <style:tab-stop style:position="21.318cm"/>
          <style:tab-stop style:position="22.588cm"/>
          <style:tab-stop style:position="23.858cm"/>
          <style:tab-stop style:position="25.128cm"/>
          <style:tab-stop style:position="26.398cm"/>
          <style:tab-stop style:position="27.668cm"/>
          <style:tab-stop style:position="28.938cm"/>
          <style:tab-stop style:position="30.208cm"/>
          <style:tab-stop style:position="31.478cm"/>
        </style:tab-stops>
      </style:paragraph-properties>
      <style:text-properties fo:hyphenate="false" loext:hyphenation-no-caps="false"/>
    </style:style>
    <style:style style:name="P26" style:family="paragraph" style:parent-style-name="Normal">
      <style:paragraph-properties fo:margin-left="2cm" fo:margin-right="-0.044cm" fo:hyphenation-ladder-count="no-limit" fo:text-indent="-1.097cm" style:auto-text-indent="false">
        <style:tab-stops>
          <style:tab-stop style:position="-4.082cm"/>
          <style:tab-stop style:position="-2.812cm"/>
          <style:tab-stop style:position="-1.542cm"/>
          <style:tab-stop style:position="-0.445cm"/>
          <style:tab-stop style:position="-0.22cm"/>
          <style:tab-stop style:position="2.268cm"/>
          <style:tab-stop style:position="3.538cm"/>
          <style:tab-stop style:position="4.808cm"/>
          <style:tab-stop style:position="6.078cm"/>
          <style:tab-stop style:position="7.348cm"/>
          <style:tab-stop style:position="8.618cm"/>
          <style:tab-stop style:position="9.888cm"/>
          <style:tab-stop style:position="11.158cm"/>
          <style:tab-stop style:position="12.428cm"/>
          <style:tab-stop style:position="13.698cm"/>
          <style:tab-stop style:position="14.968cm"/>
          <style:tab-stop style:position="16.238cm"/>
          <style:tab-stop style:position="17.508cm"/>
          <style:tab-stop style:position="18.778cm"/>
          <style:tab-stop style:position="20.048cm"/>
          <style:tab-stop style:position="21.318cm"/>
          <style:tab-stop style:position="22.588cm"/>
          <style:tab-stop style:position="23.858cm"/>
          <style:tab-stop style:position="25.128cm"/>
          <style:tab-stop style:position="26.398cm"/>
          <style:tab-stop style:position="27.668cm"/>
          <style:tab-stop style:position="28.938cm"/>
          <style:tab-stop style:position="30.208cm"/>
          <style:tab-stop style:position="31.478cm"/>
        </style:tab-stops>
      </style:paragraph-properties>
      <style:text-properties fo:font-size="11pt" fo:letter-spacing="-0.005cm" style:font-size-asian="11pt" fo:hyphenate="false" loext:hyphenation-no-caps="false"/>
    </style:style>
    <style:style style:name="P27" style:family="paragraph" style:parent-style-name="Párrafo_20_de_20_lista">
      <style:paragraph-properties fo:margin-left="0cm" fo:margin-right="-0.041cm" fo:line-height="150%" fo:text-align="justify" style:justify-single-word="false" fo:hyphenation-ladder-count="no-limit" fo:text-indent="0cm" style:auto-text-indent="false">
        <style:tab-stops>
          <style:tab-stop style:position="-3.351cm"/>
          <style:tab-stop style:position="-2.081cm"/>
          <style:tab-stop style:position="-0.811cm"/>
          <style:tab-stop style:position="0.286cm"/>
          <style:tab-stop style:position="0.51cm"/>
          <style:tab-stop style:position="2.999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s>
      </style:paragraph-properties>
      <style:text-properties fo:hyphenate="false" loext:hyphenation-no-caps="false"/>
    </style:style>
    <style:style style:name="P28" style:family="paragraph" style:parent-style-name="Párrafo_20_de_20_lista">
      <style:paragraph-properties fo:line-height="150%" fo:text-align="justify" style:justify-single-word="false">
        <style:tab-stops>
          <style:tab-stop style:position="-2.54cm"/>
        </style:tab-stops>
      </style:paragraph-properties>
    </style:style>
    <style:style style:name="P29" style:family="paragraph" style:parent-style-name="Normal">
      <style:paragraph-properties fo:text-align="justify" style:justify-single-word="false">
        <style:tab-stops>
          <style:tab-stop style:position="-1.27cm"/>
        </style:tab-stops>
      </style:paragraph-properties>
      <style:text-properties fo:letter-spacing="-0.005cm"/>
    </style:style>
    <style:style style:name="P30" style:family="paragraph" style:parent-style-name="Normal">
      <style:paragraph-properties fo:text-align="justify" style:justify-single-word="false"/>
    </style:style>
    <style:style style:name="P31" style:family="paragraph" style:parent-style-name="Normal">
      <style:paragraph-properties fo:text-align="justify" style:justify-single-word="false">
        <style:tab-stops>
          <style:tab-stop style:position="-1.27cm"/>
        </style:tab-stops>
      </style:paragraph-properties>
    </style:style>
    <style:style style:name="P32" style:family="paragraph" style:parent-style-name="Normal">
      <style:paragraph-properties fo:text-align="justify" style:justify-single-word="false">
        <style:tab-stops>
          <style:tab-stop style:position="-1.27cm"/>
        </style:tab-stops>
      </style:paragraph-properties>
      <style:text-properties officeooo:paragraph-rsid="001b02cd"/>
    </style:style>
    <style:style style:name="P33" style:family="paragraph" style:parent-style-name="Normal">
      <style:text-properties style:font-name="Arial" fo:font-weight="bold" style:font-weight-asian="bold"/>
    </style:style>
    <style:style style:name="P34" style:family="paragraph" style:parent-style-name="Normal">
      <style:text-properties fo:font-weight="bold" style:font-weight-asian="bold"/>
    </style:style>
    <style:style style:name="P35" style:family="paragraph" style:parent-style-name="Normal">
      <style:text-properties officeooo:rsid="00180605" officeooo:paragraph-rsid="00180605" fo:background-color="#ffff00"/>
    </style:style>
    <style:style style:name="P36" style:family="paragraph" style:parent-style-name="Normal">
      <style:paragraph-properties fo:margin-left="0.635cm" fo:margin-right="0cm" fo:text-align="justify" style:justify-single-word="false" fo:text-indent="0cm" style:auto-text-indent="false">
        <style:tab-stops>
          <style:tab-stop style:position="-1.905cm"/>
        </style:tab-stops>
      </style:paragraph-properties>
      <style:text-properties fo:letter-spacing="-0.005cm"/>
    </style:style>
    <style:style style:name="P37" style:family="paragraph" style:parent-style-name="Normal">
      <style:paragraph-properties fo:margin-left="0.635cm" fo:margin-right="0cm" fo:text-align="justify" style:justify-single-word="false" fo:text-indent="0cm" style:auto-text-indent="false">
        <style:tab-stops>
          <style:tab-stop style:position="-1.905cm"/>
        </style:tab-stops>
      </style:paragraph-properties>
      <style:text-properties fo:letter-spacing="-0.005cm" officeooo:rsid="001672d9" officeooo:paragraph-rsid="001672d9"/>
    </style:style>
    <style:style style:name="P38" style:family="paragraph" style:parent-style-name="Normal">
      <style:paragraph-properties fo:margin-left="0.635cm" fo:margin-right="0cm" fo:text-align="justify" style:justify-single-word="false" fo:text-indent="0cm" style:auto-text-indent="false">
        <style:tab-stops>
          <style:tab-stop style:position="-1.905cm"/>
        </style:tab-stops>
      </style:paragraph-properties>
    </style:style>
    <style:style style:name="P39" style:family="paragraph" style:parent-style-name="Normal">
      <style:paragraph-properties fo:margin-left="0.63cm" fo:margin-right="0cm" fo:text-indent="0cm" style:auto-text-indent="false">
        <style:tab-stops/>
      </style:paragraph-properties>
    </style:style>
    <style:style style:name="P40" style:family="paragraph" style:parent-style-name="Normal">
      <style:paragraph-properties fo:margin-left="0cm" fo:margin-right="0cm" fo:text-indent="0.63cm" style:auto-text-indent="false"/>
    </style:style>
    <style:style style:name="P41" style:family="paragraph" style:parent-style-name="Normal">
      <style:paragraph-properties fo:margin-left="0cm" fo:margin-right="0cm" fo:text-align="justify" style:justify-single-word="false" fo:text-indent="0.635cm" style:auto-text-indent="false">
        <style:tab-stops>
          <style:tab-stop style:position="-1.27cm"/>
        </style:tab-stops>
      </style:paragraph-properties>
      <style:text-properties fo:letter-spacing="-0.005cm"/>
    </style:style>
    <style:style style:name="P42" style:family="paragraph" style:parent-style-name="Texto_20_independiente">
      <style:paragraph-properties fo:margin-left="1cm" fo:margin-right="-0.044cm" fo:text-indent="0cm" style:auto-text-indent="false">
        <style:tab-stops>
          <style:tab-stop style:position="-3.082cm"/>
          <style:tab-stop style:position="-1.812cm"/>
          <style:tab-stop style:position="-0.542cm"/>
          <style:tab-stop style:position="0.31cm"/>
          <style:tab-stop style:position="1.998cm"/>
          <style:tab-stop style:position="3.544cm"/>
          <style:tab-stop style:position="4.538cm"/>
          <style:tab-stop style:position="5.808cm"/>
          <style:tab-stop style:position="7.078cm"/>
          <style:tab-stop style:position="8.348cm"/>
          <style:tab-stop style:position="9.618cm"/>
          <style:tab-stop style:position="10.888cm"/>
          <style:tab-stop style:position="12.158cm"/>
          <style:tab-stop style:position="13.428cm"/>
          <style:tab-stop style:position="14.698cm"/>
          <style:tab-stop style:position="15.968cm"/>
          <style:tab-stop style:position="17.238cm"/>
          <style:tab-stop style:position="18.508cm"/>
          <style:tab-stop style:position="19.778cm"/>
          <style:tab-stop style:position="21.048cm"/>
          <style:tab-stop style:position="22.318cm"/>
          <style:tab-stop style:position="23.588cm"/>
          <style:tab-stop style:position="24.858cm"/>
          <style:tab-stop style:position="26.128cm"/>
          <style:tab-stop style:position="27.398cm"/>
          <style:tab-stop style:position="28.668cm"/>
          <style:tab-stop style:position="29.938cm"/>
          <style:tab-stop style:position="31.208cm"/>
          <style:tab-stop style:position="32.478cm"/>
        </style:tab-stops>
      </style:paragraph-properties>
      <style:text-properties fo:language="en" fo:country="GB" officeooo:rsid="00080401" officeooo:paragraph-rsid="00080401" fo:background-color="#ffff00"/>
    </style:style>
    <style:style style:name="P43" style:family="paragraph" style:parent-style-name="Normal" style:master-page-name="MP0">
      <style:paragraph-properties fo:margin-left="0.501cm" fo:margin-right="0cm" fo:text-align="justify" style:justify-single-word="false" fo:text-indent="-0.501cm" style:auto-text-indent="false" style:page-number="auto" fo:break-before="page">
        <style:tab-stops>
          <style:tab-stop style:position="-1.771cm"/>
        </style:tab-stops>
      </style:paragraph-properties>
      <style:text-properties style:font-name="Arial" fo:letter-spacing="-0.005cm" fo:font-weight="bold" style:font-weight-asian="bold"/>
    </style:style>
    <style:style style:name="P44" style:family="paragraph" style:parent-style-name="Normal" style:list-style-name="L3">
      <style:paragraph-properties fo:text-align="justify" style:justify-single-word="false">
        <style:tab-stops>
          <style:tab-stop style:position="-1.905cm"/>
          <style:tab-stop style:position="0cm"/>
        </style:tab-stops>
      </style:paragraph-properties>
      <style:text-properties fo:letter-spacing="-0.005cm"/>
    </style:style>
    <style:style style:name="P45" style:family="paragraph" style:parent-style-name="Normal" style:list-style-name="L6">
      <style:paragraph-properties fo:text-align="justify" style:justify-single-word="false">
        <style:tab-stops>
          <style:tab-stop style:position="-1.905cm"/>
          <style:tab-stop style:position="0cm"/>
        </style:tab-stops>
      </style:paragraph-properties>
      <style:text-properties fo:letter-spacing="-0.005cm"/>
    </style:style>
    <style:style style:name="P46" style:family="paragraph" style:parent-style-name="Normal" style:list-style-name="L4">
      <style:paragraph-properties fo:text-align="justify" style:justify-single-word="false"/>
      <style:text-properties style:font-name="Arial" fo:font-weight="bold" style:font-weight-asian="bold"/>
    </style:style>
    <style:style style:name="P47" style:family="paragraph" style:parent-style-name="Normal" style:list-style-name="L4">
      <style:text-properties style:font-name="Arial" fo:font-weight="bold" style:font-weight-asian="bold"/>
    </style:style>
    <style:style style:name="P48" style:family="paragraph" style:parent-style-name="Normal" style:list-style-name="L5"/>
    <style:style style:name="P49" style:family="paragraph" style:parent-style-name="Normal" style:list-style-name="L1">
      <style:paragraph-properties fo:margin-left="1.501cm" fo:margin-right="-0.044cm" fo:text-align="justify" style:justify-single-word="false" fo:hyphenation-ladder-count="no-limit" fo:text-indent="-0.501cm" style:auto-text-indent="false">
        <style:tab-stops>
          <style:tab-stop style:position="-3.582cm"/>
          <style:tab-stop style:position="-2.312cm"/>
          <style:tab-stop style:position="-1.042cm"/>
          <style:tab-stop style:position="0.055cm"/>
          <style:tab-stop style:position="0.25cm"/>
          <style:tab-stop style:position="2.768cm"/>
          <style:tab-stop style:position="4.038cm"/>
          <style:tab-stop style:position="5.308cm"/>
          <style:tab-stop style:position="6.578cm"/>
          <style:tab-stop style:position="7.848cm"/>
          <style:tab-stop style:position="9.118cm"/>
          <style:tab-stop style:position="10.388cm"/>
          <style:tab-stop style:position="11.658cm"/>
          <style:tab-stop style:position="12.928cm"/>
          <style:tab-stop style:position="14.198cm"/>
          <style:tab-stop style:position="15.468cm"/>
          <style:tab-stop style:position="16.738cm"/>
          <style:tab-stop style:position="18.008cm"/>
          <style:tab-stop style:position="19.278cm"/>
          <style:tab-stop style:position="20.548cm"/>
          <style:tab-stop style:position="21.818cm"/>
          <style:tab-stop style:position="23.088cm"/>
          <style:tab-stop style:position="24.358cm"/>
          <style:tab-stop style:position="25.628cm"/>
          <style:tab-stop style:position="26.898cm"/>
          <style:tab-stop style:position="28.168cm"/>
          <style:tab-stop style:position="29.438cm"/>
          <style:tab-stop style:position="30.708cm"/>
          <style:tab-stop style:position="31.978cm"/>
        </style:tab-stops>
      </style:paragraph-properties>
      <style:text-properties fo:hyphenate="false" loext:hyphenation-no-caps="false"/>
    </style:style>
    <style:style style:name="P50" style:family="paragraph" style:parent-style-name="Párrafo_20_de_20_lista" style:list-style-name="L2">
      <style:paragraph-properties fo:line-height="150%" fo:text-align="justify" style:justify-single-word="false">
        <style:tab-stops>
          <style:tab-stop style:position="-2.54cm"/>
        </style:tab-stops>
      </style:paragraph-properties>
    </style:style>
    <style:style style:name="P51" style:family="paragraph" style:parent-style-name="Párrafo_20_de_20_lista" style:list-style-name="L2">
      <style:paragraph-properties fo:margin-left="0cm" fo:margin-right="-0.041cm" fo:line-height="150%" fo:text-align="justify" style:justify-single-word="false" fo:hyphenation-ladder-count="no-limit" fo:text-indent="0cm" style:auto-text-indent="false">
        <style:tab-stops>
          <style:tab-stop style:position="-3.351cm"/>
          <style:tab-stop style:position="-2.081cm"/>
          <style:tab-stop style:position="-0.811cm"/>
          <style:tab-stop style:position="0.286cm"/>
          <style:tab-stop style:position="0.51cm"/>
          <style:tab-stop style:position="2.999cm"/>
          <style:tab-stop style:position="4.269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s>
      </style:paragraph-properties>
      <style:text-properties fo:font-weight="bold" style:font-weight-asian="bold" style:font-weight-complex="bold" fo:hyphenate="false" loext:hyphenation-no-caps="false"/>
    </style:style>
    <style:style style:name="P52" style:family="paragraph">
      <loext:graphic-properties draw:fill="none"/>
    </style:style>
    <style:style style:name="T1" style:family="text">
      <style:text-properties style:font-name="Tahoma" fo:letter-spacing="-0.005cm" fo:font-weight="bold" style:font-weight-asian="bold" style:font-name-complex="Tahoma"/>
    </style:style>
    <style:style style:name="T2" style:family="text">
      <style:text-properties style:font-name="CG Times" fo:letter-spacing="-0.005cm"/>
    </style:style>
    <style:style style:name="T3" style:family="text">
      <style:text-properties style:font-name="CG Times" fo:letter-spacing="-0.005cm" fo:font-style="italic" style:font-style-asian="italic"/>
    </style:style>
    <style:style style:name="T4" style:family="text">
      <style:text-properties style:font-name="CG Times" fo:letter-spacing="-0.005cm" fo:font-style="italic" style:text-underline-style="solid" style:text-underline-width="auto" style:text-underline-color="font-color" style:text-underline-mode="continuous" style:text-overline-mode="continuous" style:text-line-through-mode="continuous" style:font-style-asian="italic"/>
    </style:style>
    <style:style style:name="T5" style:family="text">
      <style:text-properties style:font-name="CG Times" fo:letter-spacing="-0.005cm" fo:font-style="italic" fo:font-weight="bold" style:font-style-asian="italic" style:font-weight-asian="bold"/>
    </style:style>
    <style:style style:name="T6" style:family="text">
      <style:text-properties style:font-name="CG Times" fo:letter-spacing="-0.005cm" fo:language="es" fo:country="ES" fo:font-style="italic" style:font-style-asian="italic"/>
    </style:style>
    <style:style style:name="T7" style:family="text">
      <style:text-properties style:font-name="CG Times" fo:letter-spacing="-0.005cm" officeooo:rsid="00080401" fo:background-color="#ffff00" loext:char-shading-value="0"/>
    </style:style>
    <style:style style:name="T8" style:family="text">
      <style:text-properties fo:letter-spacing="-0.005cm"/>
    </style:style>
    <style:style style:name="T9" style:family="text">
      <style:text-properties fo:letter-spacing="-0.005cm" fo:font-weight="bold" style:font-weight-asian="bold"/>
    </style:style>
    <style:style style:name="T10" style:family="text">
      <style:text-properties fo:letter-spacing="-0.005cm" fo:font-style="italic" style:font-style-asian="italic"/>
    </style:style>
    <style:style style:name="T11" style:family="text">
      <style:text-properties fo:letter-spacing="-0.005cm" fo:font-style="italic" fo:font-weight="bold" style:font-style-asian="italic" style:font-weight-asian="bold"/>
    </style:style>
    <style:style style:name="T12" style:family="text">
      <style:text-properties fo:letter-spacing="-0.005cm" fo:font-style="italic" style:text-underline-style="solid" style:text-underline-width="auto" style:text-underline-color="font-color" style:text-underline-mode="continuous" style:text-overline-mode="continuous" style:text-line-through-mode="continuous" style:font-style-asian="italic"/>
    </style:style>
    <style:style style:name="T13" style:family="text">
      <style:text-properties fo:letter-spacing="-0.005cm"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T14" style:family="text">
      <style:text-properties fo:letter-spacing="-0.005cm" fo:language="es" fo:country="ES" fo:font-style="italic" style:font-style-asian="italic"/>
    </style:style>
    <style:style style:name="T15" style:family="text">
      <style:text-properties fo:font-size="11pt" fo:letter-spacing="-0.005cm" fo:font-style="italic" style:text-underline-style="solid" style:text-underline-width="auto" style:text-underline-color="font-color" style:text-underline-mode="continuous" style:text-overline-mode="continuous" style:text-line-through-mode="continuous" style:font-size-asian="11pt" style:font-style-asian="italic"/>
    </style:style>
    <style:style style:name="T16" style:family="text">
      <style:text-properties fo:font-size="11pt" fo:letter-spacing="-0.005cm" fo:font-style="italic" fo:font-weight="bold" style:font-size-asian="11pt" style:font-style-asian="italic" style:font-weight-asian="bold"/>
    </style:style>
    <style:style style:name="T17" style:family="text">
      <style:text-properties fo:font-size="11pt" fo:letter-spacing="-0.005cm" fo:font-style="italic" style:font-size-asian="11pt" style:font-style-asian="italic"/>
    </style:style>
    <style:style style:name="T18" style:family="text">
      <style:text-properties fo:font-weight="bold" style:font-weight-asian="bold" style:font-weight-complex="bold"/>
    </style:style>
    <style:style style:name="T19" style:family="text">
      <style:text-properties style:font-name="Arial" fo:letter-spacing="-0.005cm" fo:font-weight="bold" style:font-weight-asian="bold"/>
    </style:style>
    <style:style style:name="T20" style:family="text">
      <style:text-properties style:font-name="Arial" fo:font-weight="bold" style:font-weight-asian="bold"/>
    </style:style>
    <style:style style:name="T21" style:family="text">
      <style:text-properties style:font-name="Arial" fo:font-style="italic" fo:font-weight="bold" style:font-style-asian="italic" style:font-weight-asian="bold"/>
    </style:style>
    <style:style style:name="T22" style:family="text">
      <style:text-properties fo:language="es" fo:country="ES"/>
    </style:style>
    <style:style style:name="T23" style:family="text">
      <style:text-properties fo:background-color="#ffff00" loext:char-shading-value="0"/>
    </style:style>
    <style:style style:name="T24" style:family="text">
      <style:text-properties officeooo:rsid="00085eba" fo:background-color="#ffff00" loext:char-shading-value="0"/>
    </style:style>
    <style:style style:name="T25" style:family="text">
      <style:text-properties officeooo:rsid="000ac1ad" fo:background-color="#ffff00" loext:char-shading-value="0"/>
    </style:style>
    <style:style style:name="T26" style:family="text">
      <style:text-properties officeooo:rsid="00126965" fo:background-color="#ffff00" loext:char-shading-value="0"/>
    </style:style>
    <style:style style:name="T27" style:family="text">
      <style:text-properties officeooo:rsid="001b02cd" fo:background-color="#ffff00" loext:char-shading-value="0"/>
    </style:style>
    <style:style style:name="T28" style:family="text">
      <style:text-properties fo:background-color="#ff972f" loext:char-shading-value="0"/>
    </style:style>
    <style:style style:name="T29" style:family="text">
      <style:text-properties fo:background-color="#ffa6a6" loext:char-shading-value="0"/>
    </style:style>
    <style:style style:name="T30" style:family="text">
      <style:text-properties style:font-name="Times New Roman" fo:language="en" fo:country="GB" officeooo:rsid="00080401"/>
    </style:style>
    <style:style style:name="T31" style:family="text">
      <style:text-properties style:font-name="Times New Roman" fo:language="en" fo:country="GB" officeooo:rsid="00080401" fo:background-color="#ffa6a6" loext:char-shading-value="0"/>
    </style:style>
    <style:style style:name="T32" style:family="text">
      <style:text-properties style:font-name="Times New Roman" fo:language="en" fo:country="GB" officeooo:rsid="00080401" fo:background-color="#ff972f" loext:char-shading-value="0"/>
    </style:style>
    <style:style style:name="T33" style:family="text">
      <style:text-properties style:font-name="Times New Roman" fo:language="en" fo:country="GB" officeooo:rsid="00080401" fo:background-color="#ffff00" loext:char-shading-value="0"/>
    </style:style>
    <style:style style:name="T34" style:family="text">
      <style:text-properties style:font-name="Times New Roman" fo:font-size="10pt" fo:language="en" fo:country="GB" officeooo:rsid="00085eba" fo:background-color="#ffff00" loext:char-shading-value="0" style:font-name-asian="Times New Roman" style:font-size-asian="10pt" style:language-asian="es" style:country-asian="ES" style:font-name-complex="Times New Roman" style:font-size-complex="10pt"/>
    </style:style>
    <style:style style:name="T35" style:family="text">
      <style:text-properties style:font-name="Times New Roman" fo:font-size="10pt" fo:language="en" fo:country="GB" officeooo:rsid="0009a558" fo:background-color="#ffff00" loext:char-shading-value="0" style:font-name-asian="Times New Roman" style:font-size-asian="10pt" style:language-asian="es" style:country-asian="ES" style:font-name-complex="Times New Roman" style:font-size-complex="10pt"/>
    </style:style>
    <style:style style:name="T36" style:family="text">
      <style:text-properties style:font-name="Times New Roman" fo:font-size="10pt" fo:language="en" fo:country="GB" officeooo:rsid="000ac1ad" fo:background-color="#ffff00" loext:char-shading-value="0" style:font-name-asian="Times New Roman" style:font-size-asian="10pt" style:language-asian="es" style:country-asian="ES" style:font-name-complex="Times New Roman" style:font-size-complex="10pt"/>
    </style:style>
    <style:style style:name="T37" style:family="text">
      <style:text-properties style:font-name="Times New Roman" fo:font-size="10pt" fo:language="en" fo:country="GB" officeooo:rsid="000c3f97" fo:background-color="#ffff00" loext:char-shading-value="0" style:font-name-asian="Times New Roman" style:font-size-asian="10pt" style:language-asian="es" style:country-asian="ES" style:font-name-complex="Times New Roman" style:font-size-complex="10pt"/>
    </style:style>
    <style:style style:name="T38" style:family="text">
      <style:text-properties style:font-name="Times New Roman" fo:font-size="10pt" fo:language="en" fo:country="GB" officeooo:rsid="000eaee3" fo:background-color="#ffff00" loext:char-shading-value="0" style:font-name-asian="Times New Roman" style:font-size-asian="10pt" style:language-asian="es" style:country-asian="ES" style:font-name-complex="Times New Roman" style:font-size-complex="10pt"/>
    </style:style>
    <style:style style:name="T39" style:family="text">
      <style:text-properties style:font-name="Times New Roman" fo:font-size="10pt" fo:language="en" fo:country="GB" officeooo:rsid="0011343f" fo:background-color="#ffff00" loext:char-shading-value="0" style:font-name-asian="Times New Roman" style:font-size-asian="10pt" style:language-asian="es" style:country-asian="ES" style:font-name-complex="Times New Roman" style:font-size-complex="10pt"/>
    </style:style>
    <style:style style:name="T40" style:family="text">
      <style:text-properties style:font-name="Times New Roman" fo:font-size="10pt" fo:language="en" fo:country="GB" officeooo:rsid="00126965" fo:background-color="#ffff00" loext:char-shading-value="0" style:font-name-asian="Times New Roman" style:font-size-asian="10pt" style:language-asian="es" style:country-asian="ES" style:font-name-complex="Times New Roman" style:font-size-complex="10pt"/>
    </style:style>
    <style:style style:name="T41" style:family="text">
      <style:text-properties style:font-name="Times New Roman" fo:font-size="10pt" fo:language="en" fo:country="GB" officeooo:rsid="00197c80" fo:background-color="#ffff00" loext:char-shading-value="0" style:font-name-asian="Times New Roman" style:font-size-asian="10pt" style:language-asian="es" style:country-asian="ES" style:font-name-complex="Times New Roman" style:font-size-complex="10pt"/>
    </style:style>
    <style:style style:name="T42" style:family="text">
      <style:text-properties style:font-name="Times New Roman" fo:font-size="10pt" fo:language="en" fo:country="GB" officeooo:rsid="001aa263" fo:background-color="#ffff00" loext:char-shading-value="0" style:font-name-asian="Times New Roman" style:font-size-asian="10pt" style:language-asian="es" style:country-asian="ES" style:font-name-complex="Times New Roman" style:font-size-complex="10pt"/>
    </style:style>
    <style:style style:name="T43" style:family="text">
      <style:text-properties style:font-name="Times New Roman" fo:font-size="10pt" fo:language="en" fo:country="GB" officeooo:rsid="000c3f97" fo:background-color="#ffd7d7" loext:char-shading-value="0" style:font-name-asian="Times New Roman" style:font-size-asian="10pt" style:language-asian="es" style:country-asian="ES" style:font-name-complex="Times New Roman" style:font-size-complex="10pt"/>
    </style:style>
    <style:style style:name="T44" style:family="text">
      <style:text-properties style:font-name="Times New Roman" fo:font-size="10pt" fo:language="en" fo:country="GB" fo:font-weight="bold" officeooo:rsid="0011343f" fo:background-color="#ffff00" loext:char-shading-value="0" style:font-name-asian="Times New Roman" style:font-size-asian="10pt" style:language-asian="es" style:country-asian="ES" style:font-weight-asian="bold" style:font-name-complex="Times New Roman" style:font-size-complex="10pt" style:font-weight-complex="bold"/>
    </style:style>
    <style:style style:name="T45" style:family="text">
      <style:text-properties style:font-name="Times New Roman" fo:font-size="10pt" fo:language="en" fo:country="GB" fo:font-weight="bold" officeooo:rsid="00197c80" fo:background-color="#ffff00" loext:char-shading-value="0" style:font-name-asian="Times New Roman" style:font-size-asian="10pt" style:language-asian="es" style:country-asian="ES" style:font-weight-asian="bold" style:font-name-complex="Times New Roman" style:font-size-complex="10pt" style:font-weight-complex="bold"/>
    </style:style>
    <style:style style:name="T46" style:family="text">
      <style:text-properties style:font-name="Times New Roman" fo:font-size="10pt" fo:letter-spacing="-0.005cm" fo:language="en" fo:country="GB" officeooo:rsid="0013c359" fo:background-color="#ffff00" loext:char-shading-value="0" style:font-name-asian="Times New Roman" style:font-size-asian="10pt" style:language-asian="es" style:country-asian="ES" style:font-name-complex="Times New Roman" style:font-size-complex="10pt"/>
    </style:style>
    <style:style style:name="T47" style:family="text">
      <style:text-properties style:font-name="Times New Roman" fo:font-size="10pt" fo:letter-spacing="-0.005cm" fo:language="en" fo:country="GB" officeooo:rsid="00158ba4" fo:background-color="#ffff00" loext:char-shading-value="0" style:font-name-asian="Times New Roman" style:font-size-asian="10pt" style:language-asian="es" style:country-asian="ES" style:font-name-complex="Times New Roman" style:font-size-complex="10pt"/>
    </style:style>
    <style:style style:name="T48" style:family="text">
      <style:text-properties style:font-name="Times New Roman" fo:font-size="10pt" fo:letter-spacing="-0.005cm" fo:language="en" fo:country="GB" officeooo:rsid="001b02cd" fo:background-color="#ffff00" loext:char-shading-value="0" style:font-name-asian="Times New Roman" style:font-size-asian="10pt" style:language-asian="es" style:country-asian="ES" style:font-name-complex="Times New Roman" style:font-size-complex="10pt"/>
    </style:style>
    <style:style style:name="T49" style:family="text">
      <style:text-properties style:font-name="Times New Roman" fo:font-size="10pt" fo:letter-spacing="-0.005cm" fo:language="en" fo:country="GB" fo:font-weight="bold" officeooo:rsid="001b02cd" fo:background-color="#ffff00" loext:char-shading-value="0" style:font-name-asian="Times New Roman" style:font-size-asian="10pt" style:language-asian="es" style:country-asian="ES" style:font-weight-asian="bold" style:font-name-complex="Times New Roman" style:font-size-complex="10pt" style:font-weight-complex="bold"/>
    </style:style>
    <style:style style:name="T50" style:family="text">
      <style:text-properties style:font-name="Times New Roman" fo:font-size="10pt" fo:letter-spacing="-0.005cm" fo:language="en" fo:country="GB" officeooo:rsid="001b02cd" style:font-name-asian="Times New Roman" style:font-size-asian="10pt" style:language-asian="es" style:country-asian="ES" style:font-name-complex="Times New Roman" style:font-size-complex="10pt"/>
    </style:style>
    <style:style style:name="T51" style:family="text">
      <style:text-properties fo:language="en" fo:country="GB" fo:background-color="#ffff00" loext:char-shading-value="0"/>
    </style:style>
    <style:style style:name="T52" style:family="text">
      <style:text-properties fo:language="en" fo:country="GB" officeooo:rsid="00080401" fo:background-color="#ffff00" loext:char-shading-value="0"/>
    </style:style>
    <style:style style:name="T53" style:family="text">
      <style:text-properties fo:language="en" fo:country="GB" officeooo:rsid="000f9919" fo:background-color="#ffff00" loext:char-shading-value="0"/>
    </style:style>
    <style:style style:name="T54" style:family="text">
      <style:text-properties style:text-line-through-style="none" style:text-line-through-type="none" officeooo:rsid="00085eba" fo:background-color="#ffff00" loext:char-shading-value="0"/>
    </style:style>
    <style:style style:name="T55" style:family="text">
      <style:text-properties officeooo:rsid="001aa263"/>
    </style:style>
    <style:style style:name="T56" style:family="text">
      <style:text-properties officeooo:rsid="001b02cd"/>
    </style:style>
    <style:style style:name="T57" style:family="text">
      <style:text-properties officeooo:rsid="001b2eb9"/>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round" draw:fill="none" fo:min-height="0cm" fo:min-width="0cm"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marker-end="a21" svg:stroke-opacity="100%" draw:stroke-linejoin="round" draw:fill="none" fo:padding-top="-0.003cm" fo:padding-bottom="-0.003cm" fo:padding-left="-0.003cm" fo:padding-right="-0.003cm" style:run-through="background"/>
    </style:style>
    <style:style style:name="gr4" style:family="graphic">
      <style:graphic-properties draw:stroke="solid" svg:stroke-width="0.026cm" svg:stroke-color="#000000" draw:marker-end="a23" svg:stroke-opacity="100%" draw:stroke-linejoin="round" draw:fill="none" fo:padding-top="-0.003cm" fo:padding-bottom="-0.003cm" fo:padding-left="-0.003cm" fo:padding-right="-0.003cm" style:run-through="background"/>
    </style:style>
    <style:style style:name="gr5" style:family="graphic">
      <style:graphic-properties draw:stroke="solid" svg:stroke-width="0.026cm" svg:stroke-color="#000000" draw:marker-end="a6" svg:stroke-opacity="100%" draw:stroke-linejoin="round" draw:fill="none" fo:padding-top="-0.003cm" fo:padding-bottom="-0.003cm" fo:padding-left="-0.003cm" fo:padding-right="-0.003cm" style:run-through="background"/>
    </style:style>
    <style:style style:name="gr6" style:family="graphic">
      <style:graphic-properties draw:stroke="solid" svg:stroke-width="0.026cm" svg:stroke-color="#000000" draw:marker-end="a8" svg:stroke-opacity="100%" draw:stroke-linejoin="round" draw:fill="none" fo:padding-top="-0.003cm" fo:padding-bottom="-0.003cm" fo:padding-left="-0.003cm" fo:padding-right="-0.003cm" style:run-through="background"/>
    </style:style>
    <style:style style:name="gr7" style:family="graphic">
      <style:graphic-properties draw:stroke="solid" svg:stroke-width="0.026cm" svg:stroke-color="#000000" draw:marker-end="a16" svg:stroke-opacity="100%" draw:stroke-linejoin="round" draw:fill="none" fo:padding-top="-0.003cm" fo:padding-bottom="-0.003cm" fo:padding-left="-0.003cm" fo:padding-right="-0.003cm" style:run-through="background"/>
    </style:style>
    <style:style style:name="gr8" style:family="graphic">
      <style:graphic-properties draw:stroke="solid" svg:stroke-width="0.026cm" svg:stroke-color="#000000" draw:marker-end="a18" svg:stroke-opacity="100%" draw:stroke-linejoin="round" draw:fill="none" fo:padding-top="-0.003cm" fo:padding-bottom="-0.003cm" fo:padding-left="-0.003cm" fo:padding-right="-0.003cm" style:run-through="background"/>
    </style:style>
    <style:style style:name="gr9" style:family="graphic">
      <style:graphic-properties draw:stroke="solid" svg:stroke-width="0.026cm" svg:stroke-color="#000000" draw:marker-end="a11" svg:stroke-opacity="100%" draw:stroke-linejoin="round" draw:fill="none" fo:padding-top="-0.003cm" fo:padding-bottom="-0.003cm" fo:padding-left="-0.003cm" fo:padding-right="-0.003cm" style:run-through="background"/>
    </style:style>
    <style:style style:name="gr10" style:family="graphic">
      <style:graphic-properties draw:stroke="solid" svg:stroke-width="0.026cm" svg:stroke-color="#000000" draw:marker-end="a13" svg:stroke-opacity="100%" draw:stroke-linejoin="round" draw:fill="none" fo:padding-top="-0.003cm" fo:padding-bottom="-0.003cm" fo:padding-left="-0.003cm" fo:padding-right="-0.003cm" style:run-through="background"/>
    </style:style>
    <style:style style:name="gr11" style:family="graphic">
      <style:graphic-properties draw:stroke="solid" svg:stroke-width="0.026cm" svg:stroke-color="#000000" draw:marker-end="a4" svg:stroke-opacity="100%" draw:stroke-linejoin="round"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6cm" svg:stroke-color="#000000" draw:marker-end="a0" svg:stroke-opacity="100%" draw:stroke-linejoin="round"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26cm" svg:stroke-color="#000000" draw:marker-end="a2" svg:stroke-opacity="100%" draw:stroke-linejoin="round"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6cm" svg:stroke-color="#000000" draw:marker-end="a34" svg:stroke-opacity="100%" draw:stroke-linejoin="round"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6cm" svg:stroke-color="#000000" draw:marker-end="a36" svg:stroke-opacity="100%" draw:stroke-linejoin="round"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3">G.<text:tab/>The Passive Voice</text:p>
      <text:p text:style-name="P4"/>
      <text:p text:style-name="P5"/>
      <text:p text:style-name="P6"/>
      <text:p text:style-name="P6"/>
      <text:p text:style-name="P6"/>
      <text:p text:style-name="P9"><text:span text:style-name="Fuente_20_de_20_párrafo_20_predeter."><text:span text:style-name="T1">A. Introduction</text:span></text:span></text:p>
      <text:p text:style-name="P5"/>
      <text:p text:style-name="P10"><text:span text:style-name="Fuente_20_de_20_párrafo_20_predeter."><text:span text:style-name="T7">Se utiliza para enfatizar algo.,,</text:span></text:span></text:p>
      <text:p text:style-name="P10"><text:span text:style-name="Fuente_20_de_20_párrafo_20_predeter."><text:span text:style-name="T7">Shakespeare wrote Hamlet. Aqui enfatizamos Shakespeare</text:span></text:span></text:p>
      <text:p text:style-name="P10"><text:span text:style-name="Fuente_20_de_20_párrafo_20_predeter."><text:span text:style-name="T7">Hmlet was written by Shakespeare. Aqui enfatizamos Hamlet.</text:span></text:span></text:p>
      <text:p text:style-name="P10"><text:span text:style-name="Fuente_20_de_20_párrafo_20_predeter."><text:span text:style-name="T7"/></text:span></text:p>
      <text:p text:style-name="P10"><text:span text:style-name="Fuente_20_de_20_párrafo_20_predeter."><text:span text:style-name="T7">Se usa en textos tecnicos para que no tengamos que decir todo el rato, yo hice esto, yo hice lo otro… Si enfatizamos lo que tenemos, queda bien</text:span></text:span></text:p>
      <text:p text:style-name="P9"><text:span text:style-name="Fuente_20_de_20_párrafo_20_predeter."><text:span text:style-name="T2">We form the passive voice with the different tenses of the verb </text:span></text:span><text:span text:style-name="Fuente_20_de_20_párrafo_20_predeter."><text:span text:style-name="T3">be</text:span></text:span><text:span text:style-name="Fuente_20_de_20_párrafo_20_predeter."><text:span text:style-name="T2"> and the past participle. In this way, a transitive sentence, that is with a direct object, can be transformed into a passive one as follows:</text:span></text:span></text:p>
      <text:p text:style-name="P5"/>
      <text:p text:style-name="P5"/>
      <text:p text:style-name="P11"><text:span text:style-name="Fuente_20_de_20_párrafo_20_predeter."><text:span text:style-name="T4">Tannenbaum </text:span></text:span><text:span text:style-name="Fuente_20_de_20_párrafo_20_predeter."><text:span text:style-name="T5">wrote </text:span></text:span><text:span text:style-name="Fuente_20_de_20_párrafo_20_predeter."><text:span text:style-name="T4">a book about networks</text:span></text:span><text:span text:style-name="Fuente_20_de_20_párrafo_20_predeter."><text:span text:style-name="T3">.</text:span></text:span></text:p>
      <text:p text:style-name="P11"><draw:connector text:anchor-type="paragraph" draw:z-index="3" draw:name="Conector recto 25" draw:style-name="gr12" draw:text-style-name="P52" draw:type="line" svg:x1="4.905cm" svg:y1="0.007cm" svg:x2="2.365cm" svg:y2="0.96cm" svg:d="M4905 7l-2540 953" svg:viewBox="0 0 2542 954"><text:p/></draw:connector><draw:connector text:anchor-type="paragraph" draw:z-index="2" draw:name="Conector recto 24" draw:style-name="gr13" draw:text-style-name="P52" draw:type="line" svg:x1="1.413cm" svg:y1="0.007cm" svg:x2="7.128cm" svg:y2="0.96cm" svg:d="M1413 7l5715 953" svg:viewBox="0 0 5717 954"><text:p/></draw:connector><text:span text:style-name="Fuente_20_de_20_párrafo_20_predeter."><text:span text:style-name="T6"/></text:span></text:p>
      <text:p text:style-name="P12"/>
      <text:p text:style-name="P11"><text:span text:style-name="Fuente_20_de_20_párrafo_20_predeter."><text:span text:style-name="T4">A book about networks </text:span></text:span><text:span text:style-name="Fuente_20_de_20_párrafo_20_predeter."><text:span text:style-name="T5">was written </text:span></text:span><text:span text:style-name="Fuente_20_de_20_párrafo_20_predeter."><text:span text:style-name="T4">by Tannenbaum</text:span></text:span><text:span text:style-name="Fuente_20_de_20_párrafo_20_predeter."><text:span text:style-name="T3">.</text:span></text:span></text:p>
      <text:p text:style-name="P12"><text:tab/></text:p>
      <text:p text:style-name="P12"/>
      <text:p text:style-name="P11"><text:span text:style-name="Fuente_20_de_20_párrafo_20_predeter."><text:span text:style-name="T3">They </text:span></text:span><text:span text:style-name="Fuente_20_de_20_párrafo_20_predeter."><text:span text:style-name="T5">installed </text:span></text:span><text:span text:style-name="Fuente_20_de_20_párrafo_20_predeter."><text:span text:style-name="T4">the system</text:span></text:span><text:span text:style-name="Fuente_20_de_20_párrafo_20_predeter."><text:span text:style-name="T3"> successfully.</text:span></text:span></text:p>
      <text:p text:style-name="P11"><draw:connector text:anchor-type="paragraph" draw:z-index="4" draw:name="Conector recto 23" draw:style-name="gr11" draw:text-style-name="P52" draw:type="line" svg:x1="3.953cm" svg:y1="0.134cm" svg:x2="1.413cm" svg:y2="1.087cm" svg:d="M3953 134l-2540 953" svg:viewBox="0 0 2542 954"><text:p/></draw:connector><text:span text:style-name="Fuente_20_de_20_párrafo_20_predeter."><text:span text:style-name="T6"/></text:span></text:p>
      <text:p text:style-name="P12"/>
      <text:p text:style-name="P11"><text:span text:style-name="Fuente_20_de_20_párrafo_20_predeter."><text:span text:style-name="T4">The system </text:span></text:span><text:span text:style-name="Fuente_20_de_20_párrafo_20_predeter."><text:span text:style-name="T5">was installed</text:span></text:span><text:span text:style-name="Fuente_20_de_20_párrafo_20_predeter."><text:span text:style-name="T3"> successfully.</text:span></text:span></text:p>
      <text:p text:style-name="P5"/>
      <text:p text:style-name="P5"/>
      <text:p text:style-name="P9"><text:span text:style-name="Fuente_20_de_20_párrafo_20_predeter."><text:span text:style-name="T2">In both examples, the direct object in the active sentence becomes the subject of the passive one. But, although in the first sentence we have </text:span></text:span><text:span text:style-name="Fuente_20_de_20_párrafo_20_predeter."><text:span text:style-name="T3">by</text:span></text:span><text:span text:style-name="Fuente_20_de_20_párrafo_20_predeter."><text:span text:style-name="T2"> introducing the agent (the equivalent to the subject in the active sentence), in the second example, when the agent is unknown, unimportant or obvious, it is not included as it is not relevant for the exchange of information. </text:span></text:span></text:p>
      <text:p text:style-name="P6"/>
      <text:p text:style-name="P6"/>
      <text:p text:style-name="P6"/>
      <text:list xml:id="list4269984657" text:style-name="L1">
        <text:list-item>
          <text:list>
            <text:list-item>
              <text:list>
                <text:list-item>
                  <text:p text:style-name="P49"><text:span text:style-name="Fuente_20_de_20_párrafo_20_predeter."><text:span text:style-name="T9">Verbs with two objects</text:span></text:span></text:p>
                </text:list-item>
              </text:list>
            </text:list-item>
          </text:list>
        </text:list-item>
      </text:list>
      <text:p text:style-name="P7"/>
      <text:p text:style-name="P17">Exemple… </text:p>
      <text:p text:style-name="P16"><text:span text:style-name="T23">I will give</text:span> <text:span text:style-name="T28">the child</text:span> <text:span text:style-name="T29">a watch</text:span> f<text:span text:style-name="T23">or Xmas.<text:tab/>The child es IO I ‘a watch’ es DO.</text:span></text:p>
      <text:p text:style-name="P17">En anglés possem el objecte indirecte com a subjecte:</text:p>
      <text:p text:style-name="P17">The child will be given a watch for Xmas.</text:p>
      <text:p text:style-name="P16"/>
      <text:p text:style-name="P15">When the active verb has two objects, that is, a direct object and an indirect one, there are two possible passive constructions:</text:p>
      <text:p text:style-name="P7"/>
      <text:p text:style-name="P7"/>
      <text:p text:style-name="P11"><text:span text:style-name="Fuente_20_de_20_párrafo_20_predeter."><text:span text:style-name="T10"><text:tab/>I </text:span></text:span><text:span text:style-name="Fuente_20_de_20_párrafo_20_predeter."><text:span text:style-name="T11">sent </text:span></text:span><text:span text:style-name="Fuente_20_de_20_párrafo_20_predeter."><text:span text:style-name="T12">Chris an e-mail message</text:span></text:span><text:span text:style-name="Fuente_20_de_20_párrafo_20_predeter."><text:span text:style-name="T10">. <text:tab/><text:tab/>I </text:span></text:span><text:span text:style-name="Fuente_20_de_20_párrafo_20_predeter."><text:span text:style-name="T11">sent </text:span></text:span><text:span text:style-name="Fuente_20_de_20_párrafo_20_predeter."><text:span text:style-name="T12">Chris an e-mail message</text:span></text:span><text:span text:style-name="Fuente_20_de_20_párrafo_20_predeter."><text:span text:style-name="T10">.</text:span></text:span></text:p>
      <text:p text:style-name="P11"><draw:g text:anchor-type="paragraph" draw:z-index="7" draw:name="Grupo 20" draw:style-name="gr2"><draw:connector draw:name="Line 14" draw:style-name="gr5" draw:text-style-name="P52" draw:type="line" svg:x1="9.668cm" svg:y1="0.037cm" svg:x2="9.033cm" svg:y2="0.99cm" svg:d="M9668 37l-635 953" svg:viewBox="0 0 637 954"><text:p/></draw:connector><draw:connector draw:name="Line 15" draw:style-name="gr6" draw:text-style-name="P52" draw:type="line" svg:x1="11.891cm" svg:y1="0.037cm" svg:x2="11.891cm" svg:y2="0.799cm" svg:d="M11891 37v762" svg:viewBox="0 0 2 764"><text:p/></draw:connector></draw:g><draw:g text:anchor-type="paragraph" draw:z-index="5" draw:name="Grupo 17" draw:style-name="gr2"><draw:connector draw:name="Line 8" draw:style-name="gr9" draw:text-style-name="P52" draw:type="line" svg:x1="3.001cm" svg:y1="0.198cm" svg:x2="6.811cm" svg:y2="0.833cm" svg:d="M3001 198l3810 635" svg:viewBox="0 0 3812 637"><text:p/></draw:connector><draw:connector draw:name="Line 9" draw:style-name="gr10" draw:text-style-name="P52" draw:type="line" svg:x1="5.858cm" svg:y1="0.198cm" svg:x2="2.048cm" svg:y2="0.833cm" svg:d="M5858 198l-3810 635" svg:viewBox="0 0 3812 637"><text:p/></draw:connector></draw:g><text:span text:style-name="Fuente_20_de_20_párrafo_20_predeter."><text:span text:style-name="T14"/></text:span></text:p>
      <text:p text:style-name="P13"/>
      <text:p text:style-name="P11"><text:span text:style-name="Fuente_20_de_20_párrafo_20_predeter."><text:span text:style-name="T8">a.</text:span></text:span><text:span text:style-name="Fuente_20_de_20_párrafo_20_predeter."><text:span text:style-name="T10"><text:tab/></text:span></text:span><text:span text:style-name="Fuente_20_de_20_párrafo_20_predeter."><text:span text:style-name="T12">An e-mail message </text:span></text:span><text:span text:style-name="Fuente_20_de_20_párrafo_20_predeter."><text:span text:style-name="T11">was sent </text:span></text:span><text:span text:style-name="Fuente_20_de_20_párrafo_20_predeter."><text:span text:style-name="T12">to Chris</text:span></text:span><text:span text:style-name="Fuente_20_de_20_párrafo_20_predeter."><text:span text:style-name="T10">.<text:tab/></text:span></text:span><text:span text:style-name="Fuente_20_de_20_párrafo_20_predeter."><text:span text:style-name="T8"> b.</text:span></text:span><text:span text:style-name="Fuente_20_de_20_párrafo_20_predeter."><text:span text:style-name="T12">Chris</text:span></text:span><text:span text:style-name="Fuente_20_de_20_párrafo_20_predeter."><text:span text:style-name="T11">was sent </text:span></text:span><text:span text:style-name="Fuente_20_de_20_párrafo_20_predeter."><text:span text:style-name="T12">an e-mail message</text:span></text:span><text:span text:style-name="Fuente_20_de_20_párrafo_20_predeter."><text:span text:style-name="T10">.</text:span></text:span></text:p>
      <text:p text:style-name="P20"/>
      <text:p text:style-name="P20"/>
      <text:p text:style-name="P14">Generally speaking, it is more common to begin a passive sentence with the person, the active indirect object. The verbs that present these two possibilities are "show", "pay", "offer", "teach" and "promise". <text:soft-page-break/>With verbs followed by a personal complement and a subordinate clause introduced by "that" or an infinitive, the only option is to use the indirect object as the passive subject:</text:p>
      <text:p text:style-name="P7"/>
      <text:p text:style-name="P21"><draw:g text:anchor-type="paragraph" draw:z-index="6" draw:name="Grupo 14" draw:style-name="gr2"><draw:connector draw:name="Line 11" draw:style-name="gr7" draw:text-style-name="P52" draw:type="line" svg:x1="3.635cm" svg:y1="0.455cm" svg:x2="2.365cm" svg:y2="1.408cm" svg:d="M3635 455l-1270 953" svg:viewBox="0 0 1272 954"><text:p/></draw:connector><draw:connector draw:name="Line 12" draw:style-name="gr8" draw:text-style-name="P52" draw:type="line" svg:x1="5.239cm" svg:y1="0.455cm" svg:x2="4.27cm" svg:y2="1.388cm" svg:d="M5239 455l-969 933" svg:viewBox="0 0 970 935"><text:p/></draw:connector></draw:g><text:span text:style-name="Fuente_20_de_20_párrafo_20_predeter."><text:span text:style-name="T10">He </text:span></text:span><text:span text:style-name="Fuente_20_de_20_párrafo_20_predeter."><text:span text:style-name="T11">told </text:span></text:span><text:span text:style-name="Fuente_20_de_20_párrafo_20_predeter."><text:span text:style-name="T12">me that I should not come</text:span></text:span><text:span text:style-name="Fuente_20_de_20_párrafo_20_predeter."><text:span text:style-name="T10">.</text:span></text:span></text:p>
      <text:p text:style-name="P24"/>
      <text:p text:style-name="P24"><text:tab/></text:p>
      <text:p text:style-name="P21"><text:span text:style-name="Fuente_20_de_20_párrafo_20_predeter."><text:span text:style-name="T12">I </text:span></text:span><text:span text:style-name="Fuente_20_de_20_párrafo_20_predeter."><text:span text:style-name="T11">was told </text:span></text:span><text:span text:style-name="Fuente_20_de_20_párrafo_20_predeter."><text:span text:style-name="T12">not to come</text:span></text:span><text:span text:style-name="Fuente_20_de_20_párrafo_20_predeter."><text:span text:style-name="T10">.</text:span></text:span></text:p>
      <text:p text:style-name="P24"><text:tab/></text:p>
      <text:p text:style-name="P24"><text:tab/></text:p>
      <text:p text:style-name="P21"><text:span text:style-name="Fuente_20_de_20_párrafo_20_predeter."><text:span text:style-name="T10">He </text:span></text:span><text:span text:style-name="Fuente_20_de_20_párrafo_20_predeter."><text:span text:style-name="T11">told </text:span></text:span><text:span text:style-name="Fuente_20_de_20_párrafo_20_predeter."><text:span text:style-name="T12">me not to come</text:span></text:span><text:span text:style-name="Fuente_20_de_20_párrafo_20_predeter."><text:span text:style-name="T10">.</text:span></text:span></text:p>
      <text:p text:style-name="P25"><draw:g text:anchor-type="paragraph" draw:z-index="8" draw:name="Grupo 11" draw:style-name="gr2"><draw:connector draw:name="Line 17" draw:style-name="gr3" draw:text-style-name="P52" draw:type="line" svg:x1="4.255cm" svg:y1="0.109cm" svg:x2="4.255cm" svg:y2="0.871cm" svg:d="M4255 109v762" svg:viewBox="0 0 2 764"><text:p/></draw:connector><draw:connector draw:name="Line 18" draw:style-name="gr4" draw:text-style-name="P52" draw:type="line" svg:x1="3.635cm" svg:y1="0.109cm" svg:x2="2.048cm" svg:y2="1.062cm" svg:d="M3635 109l-1587 953" svg:viewBox="0 0 1589 954"><text:p/></draw:connector></draw:g><text:span text:style-name="Fuente_20_de_20_párrafo_20_predeter."><text:span text:style-name="T14"/></text:span></text:p>
      <text:p text:style-name="P24"><text:tab/></text:p>
      <text:p text:style-name="P21"><text:span text:style-name="Fuente_20_de_20_párrafo_20_predeter."><text:span text:style-name="T12">I</text:span></text:span><text:span text:style-name="Fuente_20_de_20_párrafo_20_predeter."><text:span text:style-name="T11">was told</text:span></text:span><text:span text:style-name="Fuente_20_de_20_párrafo_20_predeter."><text:span text:style-name="T12">not to come</text:span></text:span><text:span text:style-name="Fuente_20_de_20_párrafo_20_predeter."><text:span text:style-name="T8">.</text:span></text:span></text:p>
      <text:p text:style-name="P6"/>
      <text:p text:style-name="P6"/>
      <text:p text:style-name="P6"/>
      <text:list xml:id="list82421942542018" text:continue-numbering="true" text:style-name="L1">
        <text:list-item>
          <text:list>
            <text:list-item>
              <text:list>
                <text:list-item>
                  <text:p text:style-name="P49"><text:span text:style-name="Fuente_20_de_20_párrafo_20_predeter."><text:span text:style-name="T9">Infinitives and gerunds</text:span></text:span></text:p>
                </text:list-item>
              </text:list>
            </text:list-item>
          </text:list>
        </text:list-item>
      </text:list>
      <text:p text:style-name="P7"/>
      <text:p text:style-name="P18"><text:span text:style-name="T33">The cursor allows</text:span><text:span text:style-name="T30"> </text:span><text:span text:style-name="T31">the user</text:span><text:span text:style-name="T30"> </text:span><text:span text:style-name="T33">to input</text:span><text:span text:style-name="T30"> </text:span><text:span text:style-name="T32">data. </text:span><text:span text:style-name="T51">The user es el subjecte </text:span><text:span text:style-name="T52">I Data el OD.</text:span></text:p>
      <text:p text:style-name="P19"><text:span text:style-name="T51">El subjecte va al </text:span><text:span text:style-name="T53">principi i</text:span><text:span text:style-name="T51"> el objecte passa davant </text:span><text:span text:style-name="T53">del verb</text:span><text:span text:style-name="T51">.</text:span></text:p>
      <text:p text:style-name="P42">‘The cursor allows data to be input’</text:p>
      <text:p text:style-name="P15"/>
      <text:p text:style-name="P15">These can also be in the passive:</text:p>
      <text:p text:style-name="P8"/>
      <text:p text:style-name="P8"/>
      <text:p text:style-name="P21"><draw:custom-shape text:anchor-type="paragraph" draw:z-index="9" draw:name="Abrir llave 10" draw:style-name="gr1" draw:text-style-name="P52" svg:width="0.318cm" svg:height="1.588cm" svg:x="1.413cm" svg:y="0.032cm"><text:p/><draw:enhanced-geometry svg:viewBox="0 0 21600 21600" draw:path-stretchpoint-x="21600" draw:path-stretchpoint-y="21600" draw:text-areas="?f26 ?f27 ?f3 ?f28" draw:glue-points="?f3 ?f4 ?f2 ?f15 ?f3 ?f5" draw:type="non-primitive" draw:modifiers="41667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 text:style-name="Fuente_20_de_20_párrafo_20_predeter."><text:span text:style-name="T12">The mouse </text:span></text:span><text:span text:style-name="Fuente_20_de_20_párrafo_20_predeter."><text:span text:style-name="T11">moves </text:span></text:span><text:span text:style-name="Fuente_20_de_20_párrafo_20_predeter."><text:span text:style-name="T12">the cursor</text:span></text:span><text:span text:style-name="Fuente_20_de_20_párrafo_20_predeter."><text:span text:style-name="T10"> around the screen.</text:span></text:span></text:p>
      <text:p text:style-name="P24"><text:tab/></text:p>
      <text:p text:style-name="P21"><text:span text:style-name="Fuente_20_de_20_párrafo_20_predeter."><text:span text:style-name="T12">The mouse </text:span></text:span><text:span text:style-name="Fuente_20_de_20_párrafo_20_predeter."><text:span text:style-name="T11">causes </text:span></text:span><text:span text:style-name="Fuente_20_de_20_párrafo_20_predeter."><text:span text:style-name="T12">the cursor </text:span></text:span><text:span text:style-name="Fuente_20_de_20_párrafo_20_predeter."><text:span text:style-name="T11">to be moved</text:span></text:span><text:span text:style-name="Fuente_20_de_20_párrafo_20_predeter."><text:span text:style-name="T10"> around the screen.</text:span></text:span></text:p>
      <text:p text:style-name="P24"/>
      <text:p text:style-name="P24"><text:tab/></text:p>
      <text:p text:style-name="P21"><draw:custom-shape text:anchor-type="paragraph" draw:z-index="10" draw:name="Abrir llave 9" draw:style-name="gr1" draw:text-style-name="P52" svg:width="0.318cm" svg:height="1.588cm" svg:x="1.413cm" svg:y="0.058cm"><text:p/><draw:enhanced-geometry svg:viewBox="0 0 21600 21600" draw:path-stretchpoint-x="21600" draw:path-stretchpoint-y="21600" draw:text-areas="?f26 ?f27 ?f3 ?f28" draw:glue-points="?f3 ?f4 ?f2 ?f15 ?f3 ?f5" draw:type="non-primitive" draw:modifiers="41667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 text:style-name="Fuente_20_de_20_párrafo_20_predeter."><text:span text:style-name="T12">We </text:span></text:span><text:span text:style-name="Fuente_20_de_20_párrafo_20_predeter."><text:span text:style-name="T11">should sort out </text:span></text:span><text:span text:style-name="Fuente_20_de_20_párrafo_20_predeter."><text:span text:style-name="T12">the problem</text:span></text:span><text:span text:style-name="Fuente_20_de_20_párrafo_20_predeter."><text:span text:style-name="T10"> as soon as possible.</text:span></text:span></text:p>
      <text:p text:style-name="P24"/>
      <text:p text:style-name="P21"><text:span text:style-name="Fuente_20_de_20_párrafo_20_predeter."><text:span text:style-name="T12">The problem </text:span></text:span><text:span text:style-name="Fuente_20_de_20_párrafo_20_predeter."><text:span text:style-name="T11">should be sorted out</text:span></text:span><text:span text:style-name="Fuente_20_de_20_párrafo_20_predeter."><text:span text:style-name="T10"> as soon as possible.</text:span></text:span></text:p>
      <text:p text:style-name="P24"/>
      <text:p text:style-name="P24"><text:tab/></text:p>
      <text:p text:style-name="P21"><draw:custom-shape text:anchor-type="paragraph" draw:z-index="11" draw:name="Abrir llave 8" draw:style-name="gr1" draw:text-style-name="P52" svg:width="0.318cm" svg:height="1.588cm" svg:x="1.413cm" svg:y="0.083cm"><text:p/><draw:enhanced-geometry svg:viewBox="0 0 21600 21600" draw:path-stretchpoint-x="21600" draw:path-stretchpoint-y="21600" draw:text-areas="?f26 ?f27 ?f3 ?f28" draw:glue-points="?f3 ?f4 ?f2 ?f15 ?f3 ?f5" draw:type="non-primitive" draw:modifiers="41667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 text:style-name="Fuente_20_de_20_párrafo_20_predeter."><text:span text:style-name="T12">I </text:span></text:span><text:span text:style-name="Fuente_20_de_20_párrafo_20_predeter."><text:span text:style-name="T11">hate</text:span></text:span><text:span text:style-name="Fuente_20_de_20_párrafo_20_predeter."><text:span text:style-name="T10"> people </text:span></text:span><text:span text:style-name="Fuente_20_de_20_párrafo_20_predeter."><text:span text:style-name="T11">laughing at </text:span></text:span><text:span text:style-name="Fuente_20_de_20_párrafo_20_predeter."><text:span text:style-name="T12">me</text:span></text:span><text:span text:style-name="Fuente_20_de_20_párrafo_20_predeter."><text:span text:style-name="T10">.</text:span></text:span></text:p>
      <text:p text:style-name="P24"><text:tab/></text:p>
      <text:p text:style-name="P21"><text:span text:style-name="Fuente_20_de_20_párrafo_20_predeter."><text:span text:style-name="T12">I </text:span></text:span><text:span text:style-name="Fuente_20_de_20_párrafo_20_predeter."><text:span text:style-name="T11">hate being laughed at</text:span></text:span><text:span text:style-name="Fuente_20_de_20_párrafo_20_predeter."><text:span text:style-name="T10">.</text:span></text:span></text:p>
      <text:p text:style-name="P7"/>
      <text:p text:style-name="P7"/>
      <text:p text:style-name="P7"/>
      <text:list xml:id="list82420809003562" text:continue-numbering="true" text:style-name="L1">
        <text:list-item>
          <text:list>
            <text:list-item>
              <text:list>
                <text:list-item>
                  <text:p text:style-name="P49"><text:span text:style-name="Fuente_20_de_20_párrafo_20_predeter."><text:span text:style-name="T9">The passive with certain verbs of opinion and communication</text:span></text:span></text:p>
                </text:list-item>
              </text:list>
            </text:list-item>
          </text:list>
        </text:list-item>
      </text:list>
      <text:p text:style-name="P7"/>
      <text:p text:style-name="P14">When we talk about what other people say, think, believe, claim, etc, we come across two possible passive constructions:</text:p>
      <text:p text:style-name="P7"/>
      <text:p text:style-name="P7"/>
      <text:p text:style-name="P21"><draw:custom-shape text:anchor-type="paragraph" draw:z-index="12" draw:name="Abrir llave 7" draw:style-name="gr1" draw:text-style-name="P52" svg:width="0.318cm" svg:height="1.588cm" svg:x="1.413cm" svg:y="0.088cm"><text:p/><draw:enhanced-geometry svg:viewBox="0 0 21600 21600" draw:path-stretchpoint-x="21600" draw:path-stretchpoint-y="21600" draw:text-areas="?f26 ?f27 ?f3 ?f28" draw:glue-points="?f3 ?f4 ?f2 ?f15 ?f3 ?f5" draw:type="non-primitive" draw:modifiers="41667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 text:style-name="Fuente_20_de_20_párrafo_20_predeter."><text:span text:style-name="T15">They </text:span></text:span><text:span text:style-name="Fuente_20_de_20_párrafo_20_predeter."><text:span text:style-name="T16">say </text:span></text:span><text:span text:style-name="Fuente_20_de_20_párrafo_20_predeter."><text:span text:style-name="T15">that this program corrects your style</text:span></text:span><text:span text:style-name="Fuente_20_de_20_párrafo_20_predeter."><text:span text:style-name="T17">. </text:span></text:span></text:p>
      <text:p text:style-name="P26"/>
      <text:p text:style-name="P21"><text:span text:style-name="Fuente_20_de_20_párrafo_20_predeter."><text:span text:style-name="T8">a.</text:span></text:span><text:span text:style-name="Fuente_20_de_20_párrafo_20_predeter."><text:span text:style-name="T12">It</text:span></text:span><text:span text:style-name="Fuente_20_de_20_párrafo_20_predeter."><text:span text:style-name="T11"> is said </text:span></text:span><text:span text:style-name="Fuente_20_de_20_párrafo_20_predeter."><text:span text:style-name="T12">that this program corrects your style</text:span></text:span><text:span text:style-name="Fuente_20_de_20_párrafo_20_predeter."><text:span text:style-name="T10">.</text:span></text:span></text:p>
      <text:p text:style-name="P22"/>
      <text:p text:style-name="P21"><draw:custom-shape text:anchor-type="paragraph" draw:z-index="13" draw:name="Abrir llave 6" draw:style-name="gr1" draw:text-style-name="P52" svg:width="0.318cm" svg:height="1.588cm" svg:x="1.413cm" svg:y="0.088cm"><text:p/><draw:enhanced-geometry svg:viewBox="0 0 21600 21600" draw:path-stretchpoint-x="21600" draw:path-stretchpoint-y="21600" draw:text-areas="?f26 ?f27 ?f3 ?f28" draw:glue-points="?f3 ?f4 ?f2 ?f15 ?f3 ?f5" draw:type="non-primitive" draw:modifiers="41667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 text:style-name="Fuente_20_de_20_párrafo_20_predeter."><text:span text:style-name="T15">They </text:span></text:span><text:span text:style-name="Fuente_20_de_20_párrafo_20_predeter."><text:span text:style-name="T16">say</text:span></text:span><text:span text:style-name="Fuente_20_de_20_párrafo_20_predeter."><text:span text:style-name="T17"> that </text:span></text:span><text:span text:style-name="Fuente_20_de_20_párrafo_20_predeter."><text:span text:style-name="T15">this program corrects</text:span></text:span><text:span text:style-name="Fuente_20_de_20_párrafo_20_predeter."><text:span text:style-name="T17"> your style. </text:span></text:span></text:p>
      <text:p text:style-name="P23"/>
      <text:p text:style-name="P21"><text:span text:style-name="Fuente_20_de_20_párrafo_20_predeter."><text:span text:style-name="T8">b.</text:span></text:span><text:span text:style-name="Fuente_20_de_20_párrafo_20_predeter."><text:span text:style-name="T12">This program </text:span></text:span><text:span text:style-name="Fuente_20_de_20_párrafo_20_predeter."><text:span text:style-name="T11">is said </text:span></text:span><text:span text:style-name="Fuente_20_de_20_párrafo_20_predeter."><text:span text:style-name="T12">to correct</text:span></text:span><text:span text:style-name="Fuente_20_de_20_párrafo_20_predeter."><text:span text:style-name="T10"> your style</text:span></text:span><text:span text:style-name="Fuente_20_de_20_párrafo_20_predeter."><text:span text:style-name="T8">.</text:span></text:span></text:p>
      <text:p text:style-name="P23"/>
      <text:p text:style-name="P7"/>
      <text:p text:style-name="P11"><text:span text:style-name="Fuente_20_de_20_párrafo_20_predeter."><text:span text:style-name="T8">In the second passive transformation, the subject of the that-clause </text:span></text:span><text:span text:style-name="Fuente_20_de_20_párrafo_20_predeter."><text:span text:style-name="T10">this program</text:span></text:span><text:span text:style-name="Fuente_20_de_20_párrafo_20_predeter."><text:span text:style-name="T8"> has been upgraded, that is, has become the new subject of the main clause and the verb of that clause has become an infinitive: </text:span></text:span><text:span text:style-name="Fuente_20_de_20_párrafo_20_predeter."><text:span text:style-name="T10">to correct</text:span></text:span><text:span text:style-name="Fuente_20_de_20_párrafo_20_predeter."><text:span text:style-name="T8">. This infinitive will vary according to the tense of the verb in the </text:span></text:span><text:span text:style-name="Fuente_20_de_20_párrafo_20_predeter."><text:span text:style-name="T10">that</text:span></text:span><text:span text:style-name="Fuente_20_de_20_párrafo_20_predeter."><text:span text:style-name="T8">-clause:</text:span></text:span></text:p>
      <text:p text:style-name="P7"><text:soft-page-break/></text:p>
      <text:p text:style-name="P21"><draw:custom-shape text:anchor-type="paragraph" draw:z-index="14" draw:name="Abrir llave 5" draw:style-name="gr1" draw:text-style-name="P52" svg:width="0.318cm" svg:height="1.588cm" svg:x="1.413cm" svg:y="0.046cm"><text:p/><draw:enhanced-geometry svg:viewBox="0 0 21600 21600" draw:path-stretchpoint-x="21600" draw:path-stretchpoint-y="21600" draw:text-areas="?f26 ?f27 ?f3 ?f28" draw:glue-points="?f3 ?f4 ?f2 ?f15 ?f3 ?f5" draw:type="non-primitive" draw:modifiers="41667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 text:style-name="Fuente_20_de_20_párrafo_20_predeter."><text:span text:style-name="T10">They </text:span></text:span><text:span text:style-name="Fuente_20_de_20_párrafo_20_predeter."><text:span text:style-name="T11">think</text:span></text:span><text:span text:style-name="Fuente_20_de_20_párrafo_20_predeter."><text:span text:style-name="T10"> that </text:span></text:span><text:span text:style-name="Fuente_20_de_20_párrafo_20_predeter."><text:span text:style-name="T12">this machine </text:span></text:span><text:span text:style-name="Fuente_20_de_20_párrafo_20_predeter."><text:span text:style-name="T11">is suffering</text:span></text:span><text:span text:style-name="Fuente_20_de_20_párrafo_20_predeter."><text:span text:style-name="T10"> from viruses.</text:span></text:span></text:p>
      <text:p text:style-name="P24"><text:tab/></text:p>
      <text:p text:style-name="P21"><text:span text:style-name="Fuente_20_de_20_párrafo_20_predeter."><text:span text:style-name="T12">This machine </text:span></text:span><text:span text:style-name="Fuente_20_de_20_párrafo_20_predeter."><text:span text:style-name="T13">is thought to be suffering</text:span></text:span><text:span text:style-name="Fuente_20_de_20_párrafo_20_predeter."><text:span text:style-name="T10"> from viruses.</text:span></text:span></text:p>
      <text:p text:style-name="P24"><text:tab/></text:p>
      <text:p text:style-name="P24"><text:tab/></text:p>
      <text:p text:style-name="P21"><draw:custom-shape text:anchor-type="paragraph" draw:z-index="15" draw:name="Abrir llave 4" draw:style-name="gr1" draw:text-style-name="P52" svg:width="0.318cm" svg:height="1.588cm" svg:x="1.413cm" svg:y="0.071cm"><text:p/><draw:enhanced-geometry svg:viewBox="0 0 21600 21600" draw:path-stretchpoint-x="21600" draw:path-stretchpoint-y="21600" draw:text-areas="?f26 ?f27 ?f3 ?f28" draw:glue-points="?f3 ?f4 ?f2 ?f15 ?f3 ?f5" draw:type="non-primitive" draw:modifiers="41667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 text:style-name="Fuente_20_de_20_párrafo_20_predeter."><text:span text:style-name="T10">They </text:span></text:span><text:span text:style-name="Fuente_20_de_20_párrafo_20_predeter."><text:span text:style-name="T11">report</text:span></text:span><text:span text:style-name="Fuente_20_de_20_párrafo_20_predeter."><text:span text:style-name="T10"> that </text:span></text:span><text:span text:style-name="Fuente_20_de_20_párrafo_20_predeter."><text:span text:style-name="T12">he committed</text:span></text:span><text:span text:style-name="Fuente_20_de_20_párrafo_20_predeter."><text:span text:style-name="T10"> suicide. <text:s text:c="2"/></text:span></text:span></text:p>
      <text:p text:style-name="P24"><text:tab/></text:p>
      <text:p text:style-name="P21"><text:span text:style-name="Fuente_20_de_20_párrafo_20_predeter."><text:span text:style-name="T12">He </text:span></text:span><text:span text:style-name="Fuente_20_de_20_párrafo_20_predeter."><text:span text:style-name="T13">is reported to have committed</text:span></text:span><text:span text:style-name="Fuente_20_de_20_párrafo_20_predeter."><text:span text:style-name="T10"> suicide.</text:span></text:span></text:p>
      <text:p text:style-name="P24"><text:tab/></text:p>
      <text:p text:style-name="P24"><text:tab/></text:p>
      <text:p text:style-name="P21"><draw:custom-shape text:anchor-type="paragraph" draw:z-index="16" draw:name="Abrir llave 3" draw:style-name="gr1" draw:text-style-name="P52" svg:width="0.318cm" svg:height="1.588cm" svg:x="1.413cm" svg:y="0.095cm"><text:p/><draw:enhanced-geometry svg:viewBox="0 0 21600 21600" draw:path-stretchpoint-x="21600" draw:path-stretchpoint-y="21600" draw:text-areas="?f26 ?f27 ?f3 ?f28" draw:glue-points="?f3 ?f4 ?f2 ?f15 ?f3 ?f5" draw:type="non-primitive" draw:modifiers="41667 50000" draw:enhanced-path="S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Z N F M ?f3 ?f5 A ?f68 ?f69 ?f70 ?f71 ?f3 ?f5 ?f65 ?f67 W ?f72 ?f73 ?f74 ?f75 ?f3 ?f5 ?f65 ?f67 L ?f9 ?f16 A ?f115 ?f116 ?f117 ?f118 ?f9 ?f16 ?f112 ?f114 W ?f119 ?f120 ?f121 ?f122 ?f9 ?f16 ?f112 ?f114 A ?f145 ?f146 ?f147 ?f148 ?f112 ?f114 ?f142 ?f144 W ?f149 ?f150 ?f151 ?f152 ?f112 ?f114 ?f142 ?f144 L ?f9 ?f14 A ?f188 ?f189 ?f190 ?f191 ?f9 ?f14 ?f185 ?f187 W ?f192 ?f193 ?f194 ?f195 ?f9 ?f14 ?f185 ?f187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1"/><draw:equation draw:name="f13" draw:formula="$0"/><draw:equation draw:name="f14" draw:formula="?f10 * ?f13 / 100000"/><draw:equation draw:name="f15" draw:formula="?f6 * ?f12 / 100000"/><draw:equation draw:name="f16" draw:formula="?f15 + ?f14"/><draw:equation draw:name="f17" draw:formula="2700000 + ?f1"/><draw:equation draw:name="f18" draw:formula="?f17 * ?f11 / ?f0"/><draw:equation draw:name="f19" draw:formula="0 - ?f18"/><draw:equation draw:name="f20" draw:formula="sin(?f19)"/><draw:equation draw:name="f21" draw:formula="0 - ?f20"/><draw:equation draw:name="f22" draw:formula="?f21 * ?f8"/><draw:equation draw:name="f23" draw:formula="cos(?f19)"/><draw:equation draw:name="f24" draw:formula="0 - ?f23"/><draw:equation draw:name="f25" draw:formula="?f24 * ?f14"/><draw:equation draw:name="f26" draw:formula="?f3 - ?f22"/><draw:equation draw:name="f27" draw:formula="?f14 - ?f25"/><draw:equation draw:name="f28" draw:formula="?f5 + ?f25 - ?f14"/><draw:equation draw:name="f29" draw:formula="21550000 - ?f1"/><draw:equation draw:name="f30" draw:formula="if(?f29, ?f1, 21550000)"/><draw:equation draw:name="f31" draw:formula="-21550000 - ?f30"/><draw:equation draw:name="f32" draw:formula="if(?f31, -21550000, ?f30)"/><draw:equation draw:name="f33" draw:formula="?f1 + ?f32"/><draw:equation draw:name="f34" draw:formula="?f1 + ?f1"/><draw:equation draw:name="f35" draw:formula="?f34 * ?f11 / ?f0"/><draw:equation draw:name="f36" draw:formula="0 - ?f35"/><draw:equation draw:name="f37" draw:formula="cos(?f36)"/><draw:equation draw:name="f38" draw:formula="0 - ?f37"/><draw:equation draw:name="f39" draw:formula="?f38 * ?f8"/><draw:equation draw:name="f40" draw:formula="sin(?f36)"/><draw:equation draw:name="f41" draw:formula="0 - ?f40"/><draw:equation draw:name="f42" draw:formula="?f41 * ?f14"/><draw:equation draw:name="f43" draw:formula="sqrt(?f39 * ?f39 + ?f42 * ?f42 + 0 * 0)"/><draw:equation draw:name="f44" draw:formula="?f8 * ?f14 / ?f43"/><draw:equation draw:name="f45" draw:formula="?f41 * ?f44"/><draw:equation draw:name="f46" draw:formula="?f3 - ?f45"/><draw:equation draw:name="f47" draw:formula="?f38 * ?f44"/><draw:equation draw:name="f48" draw:formula="?f5 - ?f47"/><draw:equation draw:name="f49" draw:formula="?f46 - ?f8"/><draw:equation draw:name="f50" draw:formula="?f48 - ?f14"/><draw:equation draw:name="f51" draw:formula="?f46 + ?f8"/><draw:equation draw:name="f52" draw:formula="?f48 + ?f14"/><draw:equation draw:name="f53" draw:formula="?f33 + ?f1"/><draw:equation draw:name="f54" draw:formula="?f53 * ?f11 / ?f0"/><draw:equation draw:name="f55" draw:formula="0 - ?f54"/><draw:equation draw:name="f56" draw:formula="cos(?f55)"/><draw:equation draw:name="f57" draw:formula="0 - ?f56"/><draw:equation draw:name="f58" draw:formula="?f57 * ?f8"/><draw:equation draw:name="f59" draw:formula="sin(?f55)"/><draw:equation draw:name="f60" draw:formula="0 - ?f59"/><draw:equation draw:name="f61" draw:formula="?f60 * ?f14"/><draw:equation draw:name="f62" draw:formula="sqrt(?f58 * ?f58 + ?f61 * ?f61 + 0 * 0)"/><draw:equation draw:name="f63" draw:formula="?f8 * ?f14 / ?f62"/><draw:equation draw:name="f64" draw:formula="?f60 * ?f63"/><draw:equation draw:name="f65" draw:formula="?f46 + ?f64"/><draw:equation draw:name="f66" draw:formula="?f57 * ?f63"/><draw:equation draw:name="f67" draw:formula="?f48 + ?f66"/><draw:equation draw:name="f68" draw:formula="if(?f32, ?f3, ?f49)"/><draw:equation draw:name="f69" draw:formula="if(?f32, ?f5, ?f50)"/><draw:equation draw:name="f70" draw:formula="if(?f32, ?f3, ?f51)"/><draw:equation draw:name="f71" draw:formula="if(?f32, ?f5, ?f52)"/><draw:equation draw:name="f72" draw:formula="if(?f32, ?f49, ?f65)"/><draw:equation draw:name="f73" draw:formula="if(?f32, ?f50, ?f67)"/><draw:equation draw:name="f74" draw:formula="if(?f32, ?f51, ?f65)"/><draw:equation draw:name="f75" draw:formula="if(?f32, ?f52, ?f67)"/><draw:equation draw:name="f76" draw:formula="21550000 - -5400000"/><draw:equation draw:name="f77" draw:formula="if(?f76, -5400000, 21550000)"/><draw:equation draw:name="f78" draw:formula="-21550000 - ?f77"/><draw:equation draw:name="f79" draw:formula="if(?f78, -21550000, ?f77)"/><draw:equation draw:name="f80" draw:formula="0 + ?f79"/><draw:equation draw:name="f81" draw:formula="0 + ?f1"/><draw:equation draw:name="f82" draw:formula="?f81 * ?f11 / ?f0"/><draw:equation draw:name="f83" draw:formula="0 - ?f82"/><draw:equation draw:name="f84" draw:formula="cos(?f83)"/><draw:equation draw:name="f85" draw:formula="0 - ?f84"/><draw:equation draw:name="f86" draw:formula="?f85 * ?f8"/><draw:equation draw:name="f87" draw:formula="sin(?f83)"/><draw:equation draw:name="f88" draw:formula="0 - ?f87"/><draw:equation draw:name="f89" draw:formula="?f88 * ?f14"/><draw:equation draw:name="f90" draw:formula="sqrt(?f86 * ?f86 + ?f89 * ?f89 + 0 * 0)"/><draw:equation draw:name="f91" draw:formula="?f8 * ?f14 / ?f90"/><draw:equation draw:name="f92" draw:formula="?f88 * ?f91"/><draw:equation draw:name="f93" draw:formula="?f9 - ?f92"/><draw:equation draw:name="f94" draw:formula="?f85 * ?f91"/><draw:equation draw:name="f95" draw:formula="?f16 - ?f94"/><draw:equation draw:name="f96" draw:formula="?f93 - ?f8"/><draw:equation draw:name="f97" draw:formula="?f95 - ?f14"/><draw:equation draw:name="f98" draw:formula="?f93 + ?f8"/><draw:equation draw:name="f99" draw:formula="?f95 + ?f14"/><draw:equation draw:name="f100" draw:formula="?f80 + ?f1"/><draw:equation draw:name="f101" draw:formula="?f100 * ?f11 / ?f0"/><draw:equation draw:name="f102" draw:formula="0 - ?f101"/><draw:equation draw:name="f103" draw:formula="cos(?f102)"/><draw:equation draw:name="f104" draw:formula="0 - ?f103"/><draw:equation draw:name="f105" draw:formula="?f104 * ?f8"/><draw:equation draw:name="f106" draw:formula="sin(?f102)"/><draw:equation draw:name="f107" draw:formula="0 - ?f106"/><draw:equation draw:name="f108" draw:formula="?f107 * ?f14"/><draw:equation draw:name="f109" draw:formula="sqrt(?f105 * ?f105 + ?f108 * ?f108 + 0 * 0)"/><draw:equation draw:name="f110" draw:formula="?f8 * ?f14 / ?f109"/><draw:equation draw:name="f111" draw:formula="?f107 * ?f110"/><draw:equation draw:name="f112" draw:formula="?f93 + ?f111"/><draw:equation draw:name="f113" draw:formula="?f104 * ?f110"/><draw:equation draw:name="f114" draw:formula="?f95 + ?f113"/><draw:equation draw:name="f115" draw:formula="if(?f79, ?f9, ?f96)"/><draw:equation draw:name="f116" draw:formula="if(?f79, ?f16, ?f97)"/><draw:equation draw:name="f117" draw:formula="if(?f79, ?f9, ?f98)"/><draw:equation draw:name="f118" draw:formula="if(?f79, ?f16, ?f99)"/><draw:equation draw:name="f119" draw:formula="if(?f79, ?f96, ?f112)"/><draw:equation draw:name="f120" draw:formula="if(?f79, ?f97, ?f114)"/><draw:equation draw:name="f121" draw:formula="if(?f79, ?f98, ?f112)"/><draw:equation draw:name="f122" draw:formula="if(?f79, ?f99, ?f114)"/><draw:equation draw:name="f123" draw:formula="?f1 + ?f79"/><draw:equation draw:name="f124" draw:formula="?f112 - ?f45"/><draw:equation draw:name="f125" draw:formula="?f114 - ?f47"/><draw:equation draw:name="f126" draw:formula="?f124 - ?f8"/><draw:equation draw:name="f127" draw:formula="?f125 - ?f14"/><draw:equation draw:name="f128" draw:formula="?f124 + ?f8"/><draw:equation draw:name="f129" draw:formula="?f125 + ?f14"/><draw:equation draw:name="f130" draw:formula="?f123 + ?f1"/><draw:equation draw:name="f131" draw:formula="?f130 * ?f11 / ?f0"/><draw:equation draw:name="f132" draw:formula="0 - ?f131"/><draw:equation draw:name="f133" draw:formula="cos(?f132)"/><draw:equation draw:name="f134" draw:formula="0 - ?f133"/><draw:equation draw:name="f135" draw:formula="?f134 * ?f8"/><draw:equation draw:name="f136" draw:formula="sin(?f132)"/><draw:equation draw:name="f137" draw:formula="0 - ?f136"/><draw:equation draw:name="f138" draw:formula="?f137 * ?f14"/><draw:equation draw:name="f139" draw:formula="sqrt(?f135 * ?f135 + ?f138 * ?f138 + 0 * 0)"/><draw:equation draw:name="f140" draw:formula="?f8 * ?f14 / ?f139"/><draw:equation draw:name="f141" draw:formula="?f137 * ?f140"/><draw:equation draw:name="f142" draw:formula="?f124 + ?f141"/><draw:equation draw:name="f143" draw:formula="?f134 * ?f140"/><draw:equation draw:name="f144" draw:formula="?f125 + ?f143"/><draw:equation draw:name="f145" draw:formula="if(?f79, ?f112, ?f126)"/><draw:equation draw:name="f146" draw:formula="if(?f79, ?f114, ?f127)"/><draw:equation draw:name="f147" draw:formula="if(?f79, ?f112, ?f128)"/><draw:equation draw:name="f148" draw:formula="if(?f79, ?f114, ?f129)"/><draw:equation draw:name="f149" draw:formula="if(?f79, ?f126, ?f142)"/><draw:equation draw:name="f150" draw:formula="if(?f79, ?f127, ?f144)"/><draw:equation draw:name="f151" draw:formula="if(?f79, ?f128, ?f142)"/><draw:equation draw:name="f152" draw:formula="if(?f79, ?f129, ?f144)"/><draw:equation draw:name="f153" draw:formula="?f0 + ?f32"/><draw:equation draw:name="f154" draw:formula="?f0 + ?f1"/><draw:equation draw:name="f155" draw:formula="?f154 * ?f11 / ?f0"/><draw:equation draw:name="f156" draw:formula="0 - ?f155"/><draw:equation draw:name="f157" draw:formula="cos(?f156)"/><draw:equation draw:name="f158" draw:formula="0 - ?f157"/><draw:equation draw:name="f159" draw:formula="?f158 * ?f8"/><draw:equation draw:name="f160" draw:formula="sin(?f156)"/><draw:equation draw:name="f161" draw:formula="0 - ?f160"/><draw:equation draw:name="f162" draw:formula="?f161 * ?f14"/><draw:equation draw:name="f163" draw:formula="sqrt(?f159 * ?f159 + ?f162 * ?f162 + 0 * 0)"/><draw:equation draw:name="f164" draw:formula="?f8 * ?f14 / ?f163"/><draw:equation draw:name="f165" draw:formula="?f161 * ?f164"/><draw:equation draw:name="f166" draw:formula="?f9 - ?f165"/><draw:equation draw:name="f167" draw:formula="?f158 * ?f164"/><draw:equation draw:name="f168" draw:formula="?f14 - ?f167"/><draw:equation draw:name="f169" draw:formula="?f166 - ?f8"/><draw:equation draw:name="f170" draw:formula="?f168 - ?f14"/><draw:equation draw:name="f171" draw:formula="?f166 + ?f8"/><draw:equation draw:name="f172" draw:formula="?f168 + ?f14"/><draw:equation draw:name="f173" draw:formula="?f153 + ?f1"/><draw:equation draw:name="f174" draw:formula="?f173 * ?f11 / ?f0"/><draw:equation draw:name="f175" draw:formula="0 - ?f174"/><draw:equation draw:name="f176" draw:formula="cos(?f175)"/><draw:equation draw:name="f177" draw:formula="0 - ?f176"/><draw:equation draw:name="f178" draw:formula="?f177 * ?f8"/><draw:equation draw:name="f179" draw:formula="sin(?f175)"/><draw:equation draw:name="f180" draw:formula="0 - ?f179"/><draw:equation draw:name="f181" draw:formula="?f180 * ?f14"/><draw:equation draw:name="f182" draw:formula="sqrt(?f178 * ?f178 + ?f181 * ?f181 + 0 * 0)"/><draw:equation draw:name="f183" draw:formula="?f8 * ?f14 / ?f182"/><draw:equation draw:name="f184" draw:formula="?f180 * ?f183"/><draw:equation draw:name="f185" draw:formula="?f166 + ?f184"/><draw:equation draw:name="f186" draw:formula="?f177 * ?f183"/><draw:equation draw:name="f187" draw:formula="?f168 + ?f186"/><draw:equation draw:name="f188" draw:formula="if(?f32, ?f9, ?f169)"/><draw:equation draw:name="f189" draw:formula="if(?f32, ?f14, ?f170)"/><draw:equation draw:name="f190" draw:formula="if(?f32, ?f9, ?f171)"/><draw:equation draw:name="f191" draw:formula="if(?f32, ?f14, ?f172)"/><draw:equation draw:name="f192" draw:formula="if(?f32, ?f169, ?f185)"/><draw:equation draw:name="f193" draw:formula="if(?f32, ?f170, ?f187)"/><draw:equation draw:name="f194" draw:formula="if(?f32, ?f171, ?f185)"/><draw:equation draw:name="f195" draw:formula="if(?f32, ?f172, ?f187)"/></draw:enhanced-geometry></draw:custom-shape><text:span text:style-name="Fuente_20_de_20_párrafo_20_predeter."><text:span text:style-name="T12">Everybody </text:span></text:span><text:span text:style-name="Fuente_20_de_20_párrafo_20_predeter."><text:span text:style-name="T11">knows</text:span></text:span><text:span text:style-name="Fuente_20_de_20_párrafo_20_predeter."><text:span text:style-name="T10"> that </text:span></text:span><text:span text:style-name="Fuente_20_de_20_párrafo_20_predeter."><text:span text:style-name="T12">the company has been overspending</text:span></text:span><text:span text:style-name="Fuente_20_de_20_párrafo_20_predeter."><text:span text:style-name="T10">.</text:span></text:span></text:p>
      <text:p text:style-name="P24"><text:tab/></text:p>
      <text:p text:style-name="P21"><text:span text:style-name="Fuente_20_de_20_párrafo_20_predeter."><text:span text:style-name="T12">The company </text:span></text:span><text:span text:style-name="Fuente_20_de_20_párrafo_20_predeter."><text:span text:style-name="T13">is known to have been overspending</text:span></text:span><text:span text:style-name="Fuente_20_de_20_párrafo_20_predeter."><text:span text:style-name="T8">.</text:span></text:span></text:p>
      <text:p text:style-name="P7"/>
      <text:p text:style-name="P5"/>
      <text:list xml:id="list2386810937" text:style-name="L2">
        <text:list-item>
          <text:p text:style-name="P51">Transform the following active sentences into the passive, omit the agent if it does not seem semantically relevant. </text:p>
        </text:list-item>
      </text:list>
      <text:p text:style-name="P27">1. They grow <text:span text:style-name="T18">a lot of coffee</text:span> in Brazil. </text:p>
      <text:p text:style-name="P27">A lot <text:span text:style-name="T34">of coffee </text:span><text:span text:style-name="T35">is</text:span><text:span text:style-name="T34"> grown in Brazil</text:span>. </text:p>
      <text:p text:style-name="P27">2. The police are looking into the company's accounts. </text:p>
      <text:p text:style-name="P27">The company's accounts <text:span text:style-name="T35">ARE</text:span><text:span text:style-name="T24"> being looked into </text:span><text:span text:style-name="T54">by the police</text:span>. </text:p>
      <text:p text:style-name="P27">3. They have fired him. </text:p>
      <text:p text:style-name="P27">He <text:span text:style-name="T34">has been fired</text:span>. </text:p>
      <text:p text:style-name="P27">4. They accused <text:span text:style-name="T18">him</text:span> of theft. </text:p>
      <text:p text:style-name="P27">He <text:span text:style-name="T34">was accused </text:span><text:span text:style-name="T36">of</text:span><text:span text:style-name="T34"> theft</text:span>. </text:p>
      <text:p text:style-name="P27">5. Somebody was interviewing <text:span text:style-name="T18">the singer</text:span> when I arrived. </text:p>
      <text:p text:style-name="P27">The singer <text:span text:style-name="T34">was being interviewed when I arrived.</text:span>. </text:p>
      <text:p text:style-name="P27">6. Will they finish <text:span text:style-name="T18">work on the tunnel</text:span> next year? </text:p>
      <text:p text:style-name="P27">Will work on the tunnel <text:span text:style-name="T34">be finished next year?</text:span> </text:p>
      <text:p text:style-name="P27">7. I think they have misunderstood <text:span text:style-name="T18">me</text:span>. </text:p>
      <text:p text:style-name="P27">I think I <text:span text:style-name="T24">have been m</text:span><text:span text:style-name="T25">i</text:span><text:span text:style-name="T24">sunderstood</text:span>. </text:p>
      <text:p text:style-name="P27">8 Somebody is following us. </text:p>
      <text:p text:style-name="P27">We <text:span text:style-name="T37">are being followed</text:span>. </text:p>
      <text:p text:style-name="P27">8. The Queen is going to open the new laboratory. </text:p>
      <text:p text:style-name="P27">The new laboratory <text:span text:style-name="T37">is going to be opened by the Queen</text:span>. </text:p>
      <text:p text:style-name="P27">9. Somebody was shooting at us. </text:p>
      <text:p text:style-name="P27">We <text:span text:style-name="T37">were being </text:span><text:span text:style-name="T43">SHOT AT</text:span>. ←-----------------------</text:p>
      <text:p text:style-name="P27">10. Did Baird invent the television? </text:p>
      <text:p text:style-name="P27">Was <text:span text:style-name="T37">the television invented by Baird?</text:span>. </text:p>
      <text:p text:style-name="P27">12. They have put the meeting off. </text:p>
      <text:p text:style-name="P27">The meeting <text:span text:style-name="T38">has been put off</text:span>. </text:p>
      <text:p text:style-name="P27">13. They are completely reorganizing the company. </text:p>
      <text:p text:style-name="P27">The company <text:span text:style-name="T38">is being completely reorganiSed</text:span>. </text:p>
      <text:p text:style-name="P27">14. Nobody is using the car tonight. </text:p>
      <text:p text:style-name="P27">The car <text:span text:style-name="T38">is not beeing used tonight.</text:span>.</text:p>
      <text:list xml:id="list82422638977182" text:continue-numbering="true" text:style-name="L2">
        <text:list-item>
          <text:p text:style-name="P50"><text:soft-page-break/><text:span text:style-name="Fuente_20_de_20_párrafo_20_predeter."><text:span text:style-name="T18">We can also use the passive of the infinitive and the gerund. Transform the sentences below, using a passive infinitive or gerund, omit the agent. </text:span></text:span></text:p>
        </text:list-item>
      </text:list>
      <text:p text:style-name="P28">1. They are going <text:span text:style-name="T18">to make</text:span> a lot of people redundant. </text:p>
      <text:p text:style-name="P28">A lot of people <text:span text:style-name="T39">are going </text:span><text:span text:style-name="T44">to be made</text:span><text:span text:style-name="T39"> redundant</text:span><text:span text:style-name="T23"> </text:span></text:p>
      <text:p text:style-name="P28">2. The mouse allows the user <text:span text:style-name="T18">to move</text:span> the cursor around the screen. </text:p>
      <text:p text:style-name="P28">The mouse allows the cursor <text:span text:style-name="T39">to be moved around the screen.</text:span></text:p>
      <text:p text:style-name="P28">3. I hate people <text:span text:style-name="T18">laughing</text:span> at me. </text:p>
      <text:p text:style-name="P28">I hate <text:span text:style-name="T39">being laughed at.</text:span> </text:p>
      <text:p text:style-name="P28">4. This facility allows you <text:span text:style-name="T18">to move</text:span> whole blocks of text. </text:p>
      <text:p text:style-name="P28">This facility allows whole blocks of text <text:span text:style-name="T40">to be moved</text:span></text:p>
      <text:p text:style-name="P28">5. We need <text:span text:style-name="T18">to reformulate</text:span> the whole problem. </text:p>
      <text:p text:style-name="P28">The whole problem <text:span text:style-name="T40">needs to be reformulated</text:span></text:p>
      <text:p text:style-name="P28">6. You'll have <text:span text:style-name="T18">to rewrite</text:span> the whole article. </text:p>
      <text:p text:style-name="P28">The whole article <text:span text:style-name="T40">has to be rewritten</text:span></text:p>
      <text:p text:style-name="P28">7. A member of the club should sign in all visitors. </text:p>
      <text:p text:style-name="P28">All visitors ....................................................................... </text:p>
      <text:p text:style-name="P28">8. The program allows you <text:span text:style-name="T18">to control</text:span> grids and blocks easily. </text:p>
      <text:p text:style-name="P28">The program allows grids and blocks<text:span text:style-name="T23"> </text:span><text:span text:style-name="T26">to be controlled</text:span></text:p>
      <text:p text:style-name="P1"/>
      <text:p text:style-name="P2"><text:span text:style-name="Fuente_20_de_20_párrafo_20_predeter."><text:span text:style-name="T19">3.<text:tab/>A special problem is posed by the passive transformation of verbs that have two objects in the active. Although with most verbs either object can become the subject of the passive sentence, it is more usual to make the indirect object the passive subject and with some verbs this is the only possibility. Make the following active sentences passive.</text:span></text:span></text:p>
      <text:p text:style-name="P29"/>
      <text:list xml:id="list1310713443" text:style-name="L3">
        <text:list-item>
          <text:p text:style-name="P44">They gave <text:span text:style-name="T18">a gold watch</text:span> to <text:span text:style-name="T18">Mr. Brown</text:span>.</text:p>
        </text:list-item>
      </text:list>
      <text:p text:style-name="P29"/>
      <text:p text:style-name="P38"><text:span text:style-name="T8">Mr. Brown </text:span><text:span text:style-name="T46">was given a gold watch</text:span></text:p>
      <text:p text:style-name="P29"/>
      <text:list xml:id="list82421750596647" text:continue-numbering="true" text:style-name="L3">
        <text:list-item>
          <text:p text:style-name="P44">They warned <text:span text:style-name="T18">me</text:span> not to touch that button.</text:p>
        </text:list-item>
      </text:list>
      <text:p text:style-name="P29"/>
      <text:p text:style-name="P38"><text:span text:style-name="T8">I </text:span><text:span text:style-name="T46">was warned not to touch that button.</text:span></text:p>
      <text:p text:style-name="P29"/>
      <text:list xml:id="list82421416444326" text:continue-numbering="true" text:style-name="L3">
        <text:list-item>
          <text:p text:style-name="P44">They have already told <text:span text:style-name="T18">me</text:span> the news.</text:p>
        </text:list-item>
      </text:list>
      <text:p text:style-name="P29"/>
      <text:p text:style-name="P38"><text:span text:style-name="T8">I </text:span><text:span text:style-name="T46">have already been told the news</text:span></text:p>
      <text:p text:style-name="P29"/>
      <text:list xml:id="list82422614292447" text:continue-numbering="true" text:style-name="L3">
        <text:list-item>
          <text:p text:style-name="P44">Have they asked <text:span text:style-name="T18">you</text:span> to go to the party?</text:p>
        </text:list-item>
      </text:list>
      <text:p text:style-name="P29"/>
      <text:p text:style-name="P38"><text:span text:style-name="T8">Have you </text:span><text:span text:style-name="T47">been asked to go to the party?</text:span></text:p>
      <text:p text:style-name="P29"/>
      <text:list xml:id="list82420822764712" text:continue-numbering="true" text:style-name="L3">
        <text:list-item>
          <text:p text:style-name="P44">Somebody is sending <text:span text:style-name="T18">me</text:span> poison-pen letters.</text:p>
        </text:list-item>
      </text:list>
      <text:p text:style-name="P29"/>
      <text:p text:style-name="P38"><text:span text:style-name="T8">I </text:span><text:span text:style-name="T47">am being sent poison-pen letters</text:span></text:p>
      <text:p text:style-name="P36"/>
      <text:list xml:id="list82421619402478" text:continue-numbering="true" text:style-name="L3">
        <text:list-item>
          <text:p text:style-name="P44">Why didn't somebody tell me that he was here?</text:p>
        </text:list-item>
      </text:list>
      <text:p text:style-name="P29"/>
      <text:p text:style-name="P38"><text:span text:style-name="T8">Why </text:span><text:span text:style-name="T47">did</text:span><text:span text:style-name="T8"> I </text:span><text:span text:style-name="T47">be told that he was here?</text:span></text:p>
      <text:p text:style-name="P37">NO HEMOS HECHO MAS EN CLASE A PARTIR DE ESTA</text:p>
      <text:list xml:id="list82421409974086" text:continue-numbering="true" text:style-name="L3">
        <text:list-item>
          <text:p text:style-name="P44">They're going to offer the post to Ann.</text:p>
        </text:list-item>
      </text:list>
      <text:p text:style-name="P29"/>
      <text:p text:style-name="P36">Ann ..................................................................................</text:p>
      <text:p text:style-name="P36"><text:soft-page-break/></text:p>
      <text:list xml:id="list82422135183530" text:continue-numbering="true" text:style-name="L3">
        <text:list-item>
          <text:p text:style-name="P44">They've told me to wait here.</text:p>
        </text:list-item>
      </text:list>
      <text:p text:style-name="P29"/>
      <text:p text:style-name="P36">I ........................................................................................</text:p>
      <text:p text:style-name="P36"/>
      <text:list xml:id="list82421736822387" text:continue-numbering="true" text:style-name="L3">
        <text:list-item>
          <text:p text:style-name="P44">Did they teach you Greek at school?</text:p>
        </text:list-item>
      </text:list>
      <text:p text:style-name="P29"/>
      <text:p text:style-name="P36">............ you ......................................................................</text:p>
      <text:p text:style-name="P36"/>
      <text:list xml:id="list82422058201253" text:continue-numbering="true" text:style-name="L3">
        <text:list-item>
          <text:p text:style-name="P44">They have granted permission to build to the company.</text:p>
        </text:list-item>
      </text:list>
      <text:p text:style-name="P29"/>
      <text:p text:style-name="P36">The company ...................................................................</text:p>
      <text:p text:style-name="Normal"/>
      <table:table table:name="Tabla1" table:style-name="Tabla1">
        <table:table-column table:style-name="Tabla1.A"/>
        <table:table-column table:style-name="Tabla1.B"/>
        <table:table-row>
          <table:table-cell table:style-name="Tabla1.A1" office:value-type="string">
            <text:p text:style-name="P30"><text:span text:style-name="Fuente_20_de_20_párrafo_20_predeter."><text:span text:style-name="T20">The passive voice of certain verbs of opinion and communication pose a special problem. In the passive the subject of the subordinate </text:span></text:span><text:span text:style-name="Fuente_20_de_20_párrafo_20_predeter."><text:span text:style-name="T21">that </text:span></text:span><text:span text:style-name="Fuente_20_de_20_párrafo_20_predeter."><text:span text:style-name="T20">clause can become the subject of the passive sentence, the verb of the </text:span></text:span><text:span text:style-name="Fuente_20_de_20_párrafo_20_predeter."><text:span text:style-name="T21">that </text:span></text:span><text:span text:style-name="Fuente_20_de_20_párrafo_20_predeter."><text:span text:style-name="T20">clause must then become an infinitive</text:span></text:span></text:p>
          </table:table-cell>
          <table:table-cell table:style-name="Tabla1.A1" office:value-type="string">
            <text:p text:style-name="P30"/>
          </table:table-cell>
        </table:table-row>
        <table:table-row>
          <table:table-cell table:style-name="Tabla1.A2" office:value-type="string">
            <text:p text:style-name="Normal"><draw:connector text:anchor-type="paragraph" draw:z-index="1" draw:name="Conector recto 2" draw:style-name="gr14" draw:text-style-name="P52" draw:type="line" svg:x1="3.821cm" svg:y1="1.408cm" svg:x2="3.059cm" svg:y2="2.424cm" svg:d="M3821 1408l-762 1016" svg:viewBox="0 0 764 1018"><text:p/></draw:connector><draw:connector text:anchor-type="paragraph" draw:z-index="0" draw:name="Conector recto 1" draw:style-name="gr15" draw:text-style-name="P52" draw:type="line" svg:x1="3.313cm" svg:y1="1.408cm" svg:x2="0.773cm" svg:y2="2.424cm" svg:d="M3313 1408l-2540 1016" svg:viewBox="0 0 2542 1018"><text:p/></draw:connector><text:span text:style-name="Fuente_20_de_20_párrafo_20_predeter."><text:span text:style-name="T22"/></text:span></text:p>
            <text:p text:style-name="Normal"><text:s text:c="6"/>They believe that she is a genius</text:p>
            <text:p text:style-name="Normal"><text:s text:c="7"/>It is believed that she is a genius</text:p>
            <text:p text:style-name="Normal"/>
            <text:p text:style-name="Normal"/>
            <text:p text:style-name="Normal"/>
            <text:p text:style-name="Normal"><text:s text:c="6"/>She is believed to be a genius</text:p>
            <text:p text:style-name="Normal"/>
          </table:table-cell>
          <table:table-cell table:style-name="Tabla1.B3" table:number-rows-spanned="2" office:value-type="string">
            <text:p text:style-name="P35"><text:span text:style-name="T57">MIRA ESTO ANDREU: </text:span>Activa:</text:p>
            <text:p text:style-name="P35">They say that MiguelBose suffers from AIDS</text:p>
            <text:p text:style-name="P35">Pasiva:</text:p>
            <text:p text:style-name="P35">It is said that MiguelBose a) suffers from AIDS</text:p>
            <text:p text:style-name="P35"><text:tab/><text:tab/><text:tab/>b) is suffering from AIDS</text:p>
            <text:p text:style-name="P35"><text:tab/><text:tab/><text:tab/>c) suffered</text:p>
            <text:p text:style-name="P35"><text:tab/><text:tab/><text:tab/>d) was sufering</text:p>
            <text:p text:style-name="P35">Pasiva de verbo:</text:p>
            <text:p text:style-name="P35">MiguelBose is said a) to suffer from AIDS</text:p>
            <text:p text:style-name="P35"><text:tab/><text:tab/> <text:s text:c="2"/>b)be suffering from AIDS</text:p>
            <text:p text:style-name="P35"><text:tab/><text:tab/> <text:s text:c="2"/>c) have suffered</text:p>
            <text:p text:style-name="P35"><text:tab/><text:tab/> <text:s text:c="2"/>d) have been suffering</text:p>
          </table:table-cell>
        </table:table-row>
        <table:table-row>
          <table:table-cell table:style-name="Tabla1.A1" office:value-type="string">
            <text:p text:style-name="P33">We must pay special attention to the infinitive. The progressive infinitive expresses limited duration and the perfect infinitive expresses past time: </text:p>
          </table:table-cell>
          <table:covered-table-cell/>
        </table:table-row>
        <table:table-row>
          <table:table-cell table:style-name="Tabla1.A4" office:value-type="string">
            <text:p text:style-name="Normal"/>
            <text:p text:style-name="Normal"><text:s text:c="4"/>They think he is living in Paris</text:p>
            <text:p text:style-name="Normal"><text:s text:c="5"/>He is thought to be living in Paris</text:p>
            <text:p text:style-name="Normal"/>
            <text:p text:style-name="Normal"><text:s text:c="5"/>They say that he escaped</text:p>
            <text:p text:style-name="Normal"><text:s text:c="6"/>He is said to have escaped</text:p>
            <text:p text:style-name="Normal"/>
            <text:p text:style-name="Normal"><text:s text:c="6"/>They believe that he was lying</text:p>
            <text:p text:style-name="Normal"><text:s text:c="7"/>He is believed to have been lying</text:p>
          </table:table-cell>
          <table:table-cell table:style-name="Tabla1.B4" office:value-type="string">
            <text:p text:style-name="Normal"/>
          </table:table-cell>
        </table:table-row>
      </table:table>
      <text:p text:style-name="Normal"/>
      <text:list xml:id="list1483269010" text:style-name="L4">
        <text:list-item>
          <text:p text:style-name="P46">Rewrite the sentences with the new beginnings.</text:p>
        </text:list-item>
      </text:list>
      <text:p text:style-name="P34"/>
      <text:list xml:id="list991717822" text:style-name="L5">
        <text:list-item>
          <text:p text:style-name="P48">They think she is a spy.</text:p>
        </text:list-item>
      </text:list>
      <text:p text:style-name="P39"/>
      <text:p text:style-name="P39">She <text:span text:style-name="T41">is thought to be a spy</text:span>.</text:p>
      <text:p text:style-name="P39"/>
      <text:list xml:id="list82421479004691" text:continue-numbering="true" text:style-name="L5">
        <text:list-item>
          <text:p text:style-name="P48">They say he is working for the competition.</text:p>
        </text:list-item>
      </text:list>
      <text:p text:style-name="P39"/>
      <text:p text:style-name="P39">He <text:span text:style-name="T41">is said to be working for the competition</text:span>.</text:p>
      <text:p text:style-name="P39"/>
      <text:list xml:id="list82421980686214" text:continue-numbering="true" text:style-name="L5">
        <text:list-item>
          <text:p text:style-name="P48">There are rumours that he <text:span text:style-name="T18">resigned</text:span> last night.</text:p>
        </text:list-item>
      </text:list>
      <text:p text:style-name="P39"/>
      <text:p text:style-name="P39">He <text:span text:style-name="T41">is rumoured to </text:span><text:span text:style-name="T45">have resigned</text:span><text:span text:style-name="T41"> last night</text:span>.</text:p>
      <text:p text:style-name="P39"/>
      <text:list xml:id="list82421474036691" text:continue-numbering="true" text:style-name="L5">
        <text:list-item>
          <text:p text:style-name="P48">They believe that he was organizing the campaign.</text:p>
        </text:list-item>
      </text:list>
      <text:p text:style-name="P39"/>
      <text:p text:style-name="P39">He <text:span text:style-name="T41">is believed to </text:span><text:span text:style-name="T45">have been organising</text:span><text:span text:style-name="T41"> the campaign</text:span>.</text:p>
      <text:p text:style-name="P39"/>
      <text:list xml:id="list82421509105676" text:continue-numbering="true" text:style-name="L5">
        <text:list-item>
          <text:p text:style-name="P48"><text:soft-page-break/>They report that the police have arrested him.</text:p>
        </text:list-item>
      </text:list>
      <text:p text:style-name="P39"/>
      <text:p text:style-name="P39">The police <text:span text:style-name="T42">ARE</text:span><text:span text:style-name="T41"> reported to </text:span><text:span text:style-name="T42">have arrested him</text:span>. <text:span text:style-name="T55">Police es plural, per aixo se gasta ARE.</text:span></text:p>
      <text:p text:style-name="P39"/>
      <text:list xml:id="list82422131888888" text:continue-numbering="true" text:style-name="L5">
        <text:list-item>
          <text:p text:style-name="P48">They think that the company is hiding the truth.</text:p>
        </text:list-item>
      </text:list>
      <text:p text:style-name="P39"/>
      <text:p text:style-name="P39">The company <text:span text:style-name="T42">is thought to be hiding the truth</text:span>.</text:p>
      <text:p text:style-name="P39"/>
      <text:list xml:id="list82420874678962" text:continue-numbering="true" text:style-name="L5">
        <text:list-item>
          <text:p text:style-name="P48">They say that the president was totally baffled.</text:p>
        </text:list-item>
      </text:list>
      <text:p text:style-name="P39"/>
      <text:p text:style-name="P39">The president <text:span text:style-name="T42">is said to have been totally baffled</text:span>.</text:p>
      <text:p text:style-name="P39"/>
      <text:list xml:id="list82422754815990" text:continue-numbering="true" text:style-name="L5">
        <text:list-item>
          <text:p text:style-name="P48">They report that the unions are planning a severe reply.</text:p>
        </text:list-item>
      </text:list>
      <text:p text:style-name="P40"/>
      <text:p text:style-name="P40">The unions <text:span text:style-name="T42">are reported to be planning a severe reply</text:span>.</text:p>
      <text:p text:style-name="Normal"/>
      <text:list xml:id="list153420749188651" text:style-name="L4">
        <text:list-item>
          <text:p text:style-name="P47">Rewrite the sentences with the new beginnings.</text:p>
        </text:list-item>
      </text:list>
      <text:p text:style-name="P34"/>
      <text:list xml:id="list710626827" text:style-name="L6">
        <text:list-item>
          <text:p text:style-name="P45">The user can train a neural network to behave in a given way.</text:p>
        </text:list-item>
      </text:list>
      <text:p text:style-name="P29"/>
      <text:p text:style-name="P31"><text:span text:style-name="T8"><text:tab/>A neural network </text:span><text:span text:style-name="T48">can be trained to behave in a given way</text:span><text:span text:style-name="T8">.</text:span></text:p>
      <text:p text:style-name="P29"/>
      <text:list xml:id="list82421134724256" text:continue-numbering="true" text:style-name="L6">
        <text:list-item>
          <text:p text:style-name="P45">They say that the program compresses data very efficiently.</text:p>
        </text:list-item>
      </text:list>
      <text:p text:style-name="P29"/>
      <text:p text:style-name="P31"><text:span text:style-name="T8"><text:tab/>The program </text:span><text:span text:style-name="T48">is said to compress data very efficiently</text:span><text:span text:style-name="T8">.</text:span></text:p>
      <text:p text:style-name="P29"/>
      <text:list xml:id="list82421250740718" text:continue-numbering="true" text:style-name="L6">
        <text:list-item>
          <text:p text:style-name="P45">They fear that all the passengers <text:span text:style-name="T18">have died</text:span>. ← <text:span text:style-name="T56">Esta en pasado</text:span></text:p>
        </text:list-item>
      </text:list>
      <text:p text:style-name="P41"/>
      <text:p text:style-name="P32"><text:span text:style-name="T8"><text:tab/>All the passengers </text:span><text:span text:style-name="T48">are feared </text:span><text:span text:style-name="T49">to have died</text:span><text:span text:style-name="T8">. ← </text:span><text:span text:style-name="T50">Asi que past perfect</text:span></text:p>
      <text:p text:style-name="P29"/>
      <text:list xml:id="list82422121910112" text:continue-numbering="true" text:style-name="L6">
        <text:list-item>
          <text:p text:style-name="P45">Nobody warned us about this problem.</text:p>
        </text:list-item>
      </text:list>
      <text:p text:style-name="P41"/>
      <text:p text:style-name="P29"><text:tab/>We<text:span text:style-name="T23"> </text:span><text:span text:style-name="T27">were not warned about this problem</text:span>.</text:p>
      <text:p text:style-name="P29"/>
      <text:list xml:id="list82421007189183" text:continue-numbering="true" text:style-name="L6">
        <text:list-item>
          <text:p text:style-name="P45">They used fuzzy logic to get over the problem.</text:p>
        </text:list-item>
      </text:list>
      <text:p text:style-name="P41"/>
      <text:p text:style-name="P31"><text:span text:style-name="T8"><text:tab/>Fuzzy logic </text:span><text:span text:style-name="T48">was used to get over the problem</text:span><text:span text:style-name="T8">.</text:span></text:p>
      <text:p text:style-name="P29"/>
      <text:list xml:id="list82421486551731" text:continue-numbering="true" text:style-name="L6">
        <text:list-item>
          <text:p text:style-name="P45">It is claimed that the up-grade is completely compatible with earlier versions.</text:p>
        </text:list-item>
      </text:list>
      <text:p text:style-name="P29"/>
      <text:p text:style-name="P29"><text:tab/>The up-grade ...................................................................</text:p>
      <text:p text:style-name="P29"/>
      <text:list xml:id="list82421610275719" text:continue-numbering="true" text:style-name="L6">
        <text:list-item>
          <text:p text:style-name="P45">They didn't ask me to tell you anything.</text:p>
        </text:list-item>
      </text:list>
      <text:p text:style-name="P41"/>
      <text:p text:style-name="P29"><text:tab/>I ........................................................................................</text:p>
      <text:p text:style-name="P29"/>
      <text:list xml:id="list82421760609997" text:continue-numbering="true" text:style-name="L6">
        <text:list-item>
          <text:p text:style-name="P45">They are going to reject the proposal.</text:p>
        </text:list-item>
      </text:list>
      <text:p text:style-name="P41"/>
      <text:p text:style-name="P29"><text:tab/>The proposal ....................................................................</text:p>
      <text:p text:style-name="P29"/>
      <text:list xml:id="list82421921179302" text:continue-numbering="true" text:style-name="L6">
        <text:list-item>
          <text:p text:style-name="P45">We all know that she was risking her life.</text:p>
        </text:list-item>
      </text:list>
      <text:p text:style-name="P41"/>
      <text:p text:style-name="P29"><text:tab/>She ...................................................................................</text:p>
      <text:p text:style-name="P29"/>
      <text:list xml:id="list82420929699759" text:continue-numbering="true" text:style-name="L6">
        <text:list-item>
          <text:p text:style-name="P45">Will the author sign copies of the book?</text:p>
        </text:list-item>
      </text:list>
      <text:p text:style-name="P41"/>
      <text:p text:style-name="P29"><text:tab/>.................................................................. by the author?</text:p>
      <text:p text:style-name="P29"/>
      <text:list xml:id="list82421663960185" text:continue-numbering="true" text:style-name="L6">
        <text:list-item>
          <text:p text:style-name="P45">The Commons will debate the issue tomorrow.</text:p>
        </text:list-item>
      </text:list>
      <text:p text:style-name="P41"/>
      <text:p text:style-name="P29"><text:soft-page-break/><text:tab/>The issue ..........................................................................</text:p>
      <text:p text:style-name="P29"/>
      <text:list xml:id="list82422495673131" text:continue-numbering="true" text:style-name="L6">
        <text:list-item>
          <text:p text:style-name="P45">You should now refine the program.</text:p>
        </text:list-item>
      </text:list>
      <text:p text:style-name="P41"/>
      <text:p text:style-name="P29"><text:tab/>The program ....................................................................</text:p>
      <text:p text:style-name="P29"/>
      <text:list xml:id="list82422250839143" text:continue-numbering="true" text:style-name="L6">
        <text:list-item>
          <text:p text:style-name="P45">They think that he was selling state secrets.</text:p>
        </text:list-item>
      </text:list>
      <text:p text:style-name="P41"/>
      <text:p text:style-name="P29"><text:tab/>He .....................................................................................</text:p>
      <text:p text:style-name="P29"/>
      <text:list xml:id="list82422362378585" text:continue-numbering="true" text:style-name="L6">
        <text:list-item>
          <text:p text:style-name="P45">They say that travel broadens the mind.</text:p>
        </text:list-item>
      </text:list>
      <text:p text:style-name="P29"/>
      <text:p text:style-name="P36">Travel ...............................................................................</text:p>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G Times" svg:font-family="'CG 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draw:marker draw:name="a0" svg:viewBox="0 0 20 30" svg:d="M10 0l-10 30h20z"/>
    <draw:marker draw:name="a11" svg:viewBox="0 0 20 30" svg:d="M10 0l-10 30h20z"/>
    <draw:marker draw:name="a13" svg:viewBox="0 0 20 30" svg:d="M10 0l-10 30h20z"/>
    <draw:marker draw:name="a16" svg:viewBox="0 0 20 30" svg:d="M10 0l-10 30h20z"/>
    <draw:marker draw:name="a18" svg:viewBox="0 0 20 30" svg:d="M10 0l-10 30h20z"/>
    <draw:marker draw:name="a2" svg:viewBox="0 0 20 30" svg:d="M10 0l-10 30h20z"/>
    <draw:marker draw:name="a21" svg:viewBox="0 0 20 30" svg:d="M10 0l-10 30h20z"/>
    <draw:marker draw:name="a23" svg:viewBox="0 0 20 30" svg:d="M10 0l-10 30h20z"/>
    <draw:marker draw:name="a34" svg:viewBox="0 0 20 30" svg:d="M10 0l-10 30h20z"/>
    <draw:marker draw:name="a36" svg:viewBox="0 0 20 30" svg:d="M10 0l-10 30h20z"/>
    <draw:marker draw:name="a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100%" fo:hyphenation-ladder-count="no-limi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fo:hyphenate="false" loext:hyphenation-no-caps="false"/>
    </style:style>
    <style:style style:name="Texto_20_independiente" style:display-name="Texto independiente" style:family="paragraph" style:parent-style-name="Normal">
      <style:paragraph-properties fo:text-align="justify" style:justify-single-word="false" fo:hyphenation-ladder-count="no-limit">
        <style:tab-stops>
          <style:tab-stop style:position="-2.081cm"/>
          <style:tab-stop style:position="-0.811cm"/>
          <style:tab-stop style:position="0.459cm"/>
          <style:tab-stop style:position="1.311cm"/>
          <style:tab-stop style:position="2.999cm"/>
          <style:tab-stop style:position="4.544cm"/>
          <style:tab-stop style:position="5.539cm"/>
          <style:tab-stop style:position="6.809cm"/>
          <style:tab-stop style:position="8.079cm"/>
          <style:tab-stop style:position="9.349cm"/>
          <style:tab-stop style:position="10.619cm"/>
          <style:tab-stop style:position="11.889cm"/>
          <style:tab-stop style:position="13.159cm"/>
          <style:tab-stop style:position="14.429cm"/>
          <style:tab-stop style:position="15.699cm"/>
          <style:tab-stop style:position="16.969cm"/>
          <style:tab-stop style:position="18.239cm"/>
          <style:tab-stop style:position="19.509cm"/>
          <style:tab-stop style:position="20.779cm"/>
          <style:tab-stop style:position="22.049cm"/>
          <style:tab-stop style:position="23.319cm"/>
          <style:tab-stop style:position="24.589cm"/>
          <style:tab-stop style:position="25.859cm"/>
          <style:tab-stop style:position="27.129cm"/>
          <style:tab-stop style:position="28.399cm"/>
          <style:tab-stop style:position="29.669cm"/>
          <style:tab-stop style:position="30.939cm"/>
          <style:tab-stop style:position="32.209cm"/>
          <style:tab-stop style:position="33.479cm"/>
        </style:tab-stops>
      </style:paragraph-properties>
      <style:text-properties style:font-name="CG Times" fo:font-family="'CG Times'" style:font-family-generic="roman" style:font-pitch="variable" fo:font-size="12pt" fo:letter-spacing="-0.005cm" style:rfc-language-tag="es-ES-u-co-trad" fo:language="es" fo:country="ES" style:font-size-asian="12pt" style:font-weight-complex="bold"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Texto_20_independiente_20_Car" style:display-name="Texto independiente Car" style:family="text" style:parent-style-name="Fuente_20_de_20_párrafo_20_predeter.">
      <style:text-properties style:font-name="CG Times" fo:font-family="'CG Times'" style:font-family-generic="roman" style:font-pitch="variable" fo:font-size="12pt" fo:letter-spacing="-0.005cm" style:rfc-language-tag="es-ES-u-co-trad"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0pt" style:font-weight-complex="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Symbol" fo:font-family="Symbol" style:font-family-generic="roman"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Carmen Perez</meta:initial-creator>
    <meta:creation-date>2020-11-24T14:34:00Z</meta:creation-date>
    <dc:date>2020-11-26T08:24:20.485000000</dc:date>
    <meta:editing-cycles>20</meta:editing-cycles>
    <meta:editing-duration>PT1H5M12S</meta:editing-duration>
    <meta:document-statistic meta:table-count="1" meta:image-count="0" meta:object-count="0" meta:page-count="7" meta:paragraph-count="202" meta:word-count="1764" meta:character-count="10682" meta:non-whitespace-character-count="8987"/>
    <meta:template xlink:type="simple" xlink:actuate="onRequest" xlink:title="" xlink:href="Normal.dotm"/>
  </office:meta>
</office:document-meta>
</file>